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3pt" officeooo:rsid="001b8759" officeooo:paragraph-rsid="001b8759" style:font-size-asian="11.3500003814697pt" style:font-size-complex="13pt"/>
    </style:style>
    <style:style style:name="P2" style:family="paragraph" style:parent-style-name="Standard">
      <style:text-properties fo:color="#ce181e" fo:font-size="13pt" officeooo:rsid="001e199b" officeooo:paragraph-rsid="001e199b" style:font-size-asian="11.3500003814697pt" style:font-size-complex="13pt"/>
    </style:style>
    <style:style style:name="P3" style:family="paragraph" style:parent-style-name="Standard">
      <style:text-properties fo:color="#ce181e" style:text-underline-style="none" officeooo:rsid="001fac56" officeooo:paragraph-rsid="001fac56"/>
    </style:style>
    <style:style style:name="P4" style:family="paragraph" style:parent-style-name="Standard">
      <style:text-properties fo:color="#ce181e" style:text-underline-style="none" officeooo:rsid="0021d0bb" officeooo:paragraph-rsid="0021d0bb"/>
    </style:style>
    <style:style style:name="P5" style:family="paragraph" style:parent-style-name="Standard">
      <style:text-properties fo:color="#ce181e" style:text-underline-style="none" officeooo:rsid="002303d5" officeooo:paragraph-rsid="002303d5"/>
    </style:style>
    <style:style style:name="P6" style:family="paragraph" style:parent-style-name="Standard">
      <style:text-properties fo:color="#ce181e" fo:font-size="15pt" style:text-underline-style="none" officeooo:rsid="001fac56" officeooo:paragraph-rsid="001fac56" style:font-size-asian="15pt" style:font-size-complex="15pt"/>
    </style:style>
    <style:style style:name="P7" style:family="paragraph" style:parent-style-name="Standard">
      <style:text-properties fo:color="#ce181e" fo:font-size="15pt" style:text-underline-style="none" officeooo:rsid="003a58d3" officeooo:paragraph-rsid="003a58d3" style:font-size-asian="15pt" style:font-size-complex="15pt"/>
    </style:style>
    <style:style style:name="P8" style:family="paragraph" style:parent-style-name="Standard">
      <style:text-properties fo:color="#ce181e" fo:font-size="15pt" style:text-underline-style="none" officeooo:rsid="003578e5" officeooo:paragraph-rsid="003a58d3" style:font-size-asian="15pt" style:font-size-complex="15pt"/>
    </style:style>
    <style:style style:name="P9" style:family="paragraph" style:parent-style-name="Standard">
      <style:text-properties fo:color="#ce181e" fo:font-size="15pt" style:text-underline-style="none" fo:font-weight="bold" officeooo:rsid="003578e5" officeooo:paragraph-rsid="003a58d3" style:font-size-asian="15pt" style:font-weight-asian="bold" style:font-size-complex="15pt" style:font-weight-complex="bold"/>
    </style:style>
    <style:style style:name="P10" style:family="paragraph" style:parent-style-name="Standard">
      <style:text-properties fo:color="#ce181e" fo:font-size="15pt" style:text-underline-style="none" fo:font-weight="bold" officeooo:rsid="002303d5" officeooo:paragraph-rsid="003a58d3" style:font-size-asian="15pt" style:font-weight-asian="bold" style:font-size-complex="15pt" style:font-weight-complex="bold"/>
    </style:style>
    <style:style style:name="P11" style:family="paragraph" style:parent-style-name="Standard">
      <style:text-properties fo:color="#ce181e" fo:font-size="15pt" style:text-underline-style="none" fo:font-weight="bold" officeooo:rsid="0021d0bb" officeooo:paragraph-rsid="0021d0bb" style:font-size-asian="15pt" style:font-weight-asian="bold" style:font-size-complex="15pt" style:font-weight-complex="bold"/>
    </style:style>
    <style:style style:name="P12" style:family="paragraph" style:parent-style-name="Standard">
      <style:text-properties fo:color="#ce181e" fo:font-size="15pt" style:text-underline-style="none" fo:font-weight="bold" officeooo:rsid="001fac56" officeooo:paragraph-rsid="001fac56" style:font-size-asian="15pt" style:font-weight-asian="bold" style:font-size-complex="15pt" style:font-weight-complex="bold"/>
    </style:style>
    <style:style style:name="P13" style:family="paragraph" style:parent-style-name="Standard">
      <style:text-properties fo:color="#ce181e" fo:font-size="15pt" fo:font-weight="bold" officeooo:rsid="001b8759" officeooo:paragraph-rsid="001b8759" style:font-size-asian="15pt" style:font-weight-asian="bold" style:font-size-complex="15pt" style:font-weight-complex="bold"/>
    </style:style>
    <style:style style:name="P14" style:family="paragraph" style:parent-style-name="Standard">
      <style:text-properties fo:color="#ce181e" fo:font-size="15pt" fo:font-weight="bold" officeooo:rsid="001e199b" officeooo:paragraph-rsid="001e199b" style:font-size-asian="15pt" style:font-weight-asian="bold" style:font-size-complex="15pt" style:font-weight-complex="bold"/>
    </style:style>
    <style:style style:name="P15" style:family="paragraph" style:parent-style-name="Standard">
      <style:text-properties fo:color="#ce181e" fo:font-size="18pt" style:text-underline-style="none" fo:font-weight="bold" officeooo:rsid="004076b0" officeooo:paragraph-rsid="004076b0" style:font-size-asian="15.75pt" style:font-weight-asian="bold" style:font-size-complex="18pt" style:font-weight-complex="bold"/>
    </style:style>
    <style:style style:name="P16" style:family="paragraph" style:parent-style-name="Standard">
      <style:text-properties fo:color="#ce181e" fo:font-size="18pt" style:text-underline-style="none" fo:font-weight="bold" officeooo:rsid="003d8ae8" officeooo:paragraph-rsid="003d8ae8" style:font-size-asian="15.75pt" style:font-weight-asian="bold" style:font-size-complex="18pt" style:font-weight-complex="bold"/>
    </style:style>
    <style:style style:name="P17" style:family="paragraph" style:parent-style-name="Standard">
      <style:text-properties fo:color="#ce181e" fo:font-size="18pt" style:text-underline-style="none" fo:font-weight="bold" officeooo:rsid="003a58d3" officeooo:paragraph-rsid="003a58d3" style:font-size-asian="15.75pt" style:font-weight-asian="bold" style:font-size-complex="18pt" style:font-weight-complex="bold"/>
    </style:style>
    <style:style style:name="P18" style:family="paragraph" style:parent-style-name="Standard">
      <style:text-properties fo:color="#faa61a" fo:font-size="13pt" officeooo:rsid="001b8759" officeooo:paragraph-rsid="001b8759" style:font-size-asian="11.3500003814697pt" style:font-size-complex="13pt"/>
    </style:style>
    <style:style style:name="P19" style:family="paragraph" style:parent-style-name="Standard">
      <style:text-properties fo:color="#000000" fo:font-size="15pt" style:text-underline-style="none" officeooo:rsid="00265b46" officeooo:paragraph-rsid="00265b46" style:font-size-asian="15pt" style:font-size-complex="15pt"/>
    </style:style>
    <style:style style:name="P20" style:family="paragraph" style:parent-style-name="Standard">
      <style:text-properties fo:color="#000000" fo:font-size="15pt" style:text-underline-style="none" officeooo:rsid="003578e5" officeooo:paragraph-rsid="003578e5" style:font-size-asian="15pt" style:font-size-complex="15pt"/>
    </style:style>
    <style:style style:name="P21" style:family="paragraph" style:parent-style-name="Standard">
      <style:text-properties fo:color="#000000" fo:font-size="15pt" style:text-underline-style="none" officeooo:rsid="0021d0bb" officeooo:paragraph-rsid="0021d0bb" style:font-size-asian="15pt" style:font-size-complex="15pt"/>
    </style:style>
    <style:style style:name="P22" style:family="paragraph" style:parent-style-name="Standard">
      <style:text-properties fo:color="#000000" fo:font-size="15pt" style:text-underline-style="none" officeooo:rsid="003a58d3" officeooo:paragraph-rsid="003a58d3" style:font-size-asian="13.1000003814697pt" style:font-size-complex="15pt"/>
    </style:style>
    <style:style style:name="P23" style:family="paragraph" style:parent-style-name="Standard">
      <style:text-properties fo:color="#000000" fo:font-size="15pt" style:text-underline-style="none" officeooo:rsid="003d8ae8" officeooo:paragraph-rsid="003d8ae8" style:font-size-asian="13.1000003814697pt" style:font-size-complex="15pt"/>
    </style:style>
    <style:style style:name="P24" style:family="paragraph" style:parent-style-name="Standard">
      <style:text-properties fo:color="#000000" fo:font-size="18pt" style:text-underline-style="none" officeooo:rsid="004076b0" officeooo:paragraph-rsid="004076b0" style:font-size-asian="15.75pt" style:font-size-complex="18pt"/>
    </style:style>
    <style:style style:name="P25" style:family="paragraph" style:parent-style-name="Standard">
      <style:text-properties fo:color="#182f7c" fo:font-size="15pt" officeooo:rsid="0036c75d" officeooo:paragraph-rsid="0036c75d" style:font-size-asian="15pt" style:font-size-complex="15pt"/>
    </style:style>
    <style:style style:name="P26" style:family="paragraph" style:parent-style-name="Text_20_body">
      <style:text-properties fo:font-size="15pt" officeooo:rsid="0042c327" officeooo:paragraph-rsid="0042d6fc" style:font-size-asian="13.1000003814697pt" style:font-size-complex="15pt"/>
    </style:style>
    <style:style style:name="P27" style:family="paragraph" style:parent-style-name="Text_20_body">
      <style:text-properties fo:font-size="15pt" fo:font-weight="normal" officeooo:rsid="004e3925" officeooo:paragraph-rsid="004e3925" style:font-size-asian="15pt" style:font-weight-asian="normal" style:font-size-complex="15pt" style:font-weight-complex="normal"/>
    </style:style>
    <style:style style:name="P28" style:family="paragraph" style:parent-style-name="Text_20_body">
      <style:text-properties fo:font-size="15pt" fo:font-weight="bold" officeooo:rsid="004e3925" officeooo:paragraph-rsid="004e3925" style:font-size-asian="15pt" style:font-weight-asian="bold" style:font-size-complex="15pt" style:font-weight-complex="bold"/>
    </style:style>
    <style:style style:name="P29" style:family="paragraph" style:parent-style-name="Text_20_body">
      <style:text-properties fo:font-size="18pt" officeooo:rsid="00439cdc" officeooo:paragraph-rsid="00439cdc" style:font-size-asian="18pt" style:font-size-complex="18pt"/>
    </style:style>
    <style:style style:name="P30" style:family="paragraph" style:parent-style-name="Text_20_body">
      <style:text-properties fo:color="#ce181e" fo:font-size="15pt" fo:font-weight="bold" officeooo:rsid="00455adf" officeooo:paragraph-rsid="00455adf" style:font-size-asian="13.1000003814697pt" style:font-weight-asian="bold" style:font-size-complex="15pt" style:font-weight-complex="bold"/>
    </style:style>
    <style:style style:name="P31" style:family="paragraph" style:parent-style-name="Text_20_body">
      <style:text-properties fo:color="#ce181e" fo:font-size="15pt" fo:font-weight="bold" officeooo:rsid="00455adf" officeooo:paragraph-rsid="0049429a" style:font-size-asian="15pt" style:font-weight-asian="bold" style:font-size-complex="15pt" style:font-weight-complex="bold"/>
    </style:style>
    <style:style style:name="P32" style:family="paragraph" style:parent-style-name="Text_20_body">
      <style:text-properties fo:color="#ce181e" fo:font-size="15pt" fo:font-weight="bold" officeooo:rsid="00502cb1" officeooo:paragraph-rsid="00502cb1" style:font-size-asian="15pt" style:font-weight-asian="bold" style:font-size-complex="15pt" style:font-weight-complex="bold"/>
    </style:style>
    <style:style style:name="P33" style:family="paragraph" style:parent-style-name="Text_20_body">
      <style:text-properties fo:color="#ce181e" fo:font-size="15pt" fo:font-weight="bold" officeooo:rsid="00539c28" officeooo:paragraph-rsid="00539c28" style:font-size-asian="15pt" style:font-weight-asian="bold" style:font-size-complex="15pt" style:font-weight-complex="bold"/>
    </style:style>
    <style:style style:name="P34" style:family="paragraph" style:parent-style-name="Text_20_body">
      <style:text-properties fo:color="#ce181e" fo:font-weight="bold" officeooo:rsid="00455adf" officeooo:paragraph-rsid="0046f7d5" style:font-weight-asian="bold" style:font-weight-complex="bold"/>
    </style:style>
    <style:style style:name="P35" style:family="paragraph" style:parent-style-name="Text_20_body">
      <style:text-properties fo:color="#ce181e" fo:font-weight="bold" officeooo:rsid="00439cdc" officeooo:paragraph-rsid="00439cdc" style:font-weight-asian="bold" style:font-weight-complex="bold"/>
    </style:style>
    <style:style style:name="P36" style:family="paragraph" style:parent-style-name="Text_20_body">
      <style:text-properties fo:color="#182f7c" fo:font-size="15pt" fo:font-style="italic" fo:font-weight="bold" officeooo:rsid="00539c28" officeooo:paragraph-rsid="00539c28" style:font-size-asian="15pt" style:font-style-asian="italic" style:font-weight-asian="bold" style:font-size-complex="15pt" style:font-style-complex="italic" style:font-weight-complex="bold"/>
    </style:style>
    <style:style style:name="P37" style:family="paragraph" style:parent-style-name="Text_20_body">
      <style:text-properties fo:color="#182f7c" fo:font-style="italic" fo:font-weight="bold" officeooo:rsid="00552006" officeooo:paragraph-rsid="00552006" style:font-style-asian="italic" style:font-weight-asian="bold" style:font-style-complex="italic" style:font-weight-complex="bold"/>
    </style:style>
    <style:style style:name="P38" style:family="paragraph" style:parent-style-name="Text_20_body">
      <style:text-properties fo:color="#182f7c" fo:font-style="italic" fo:font-weight="bold" officeooo:rsid="0056f345" officeooo:paragraph-rsid="0056f345" style:font-style-asian="italic" style:font-weight-asian="bold" style:font-style-complex="italic" style:font-weight-complex="bold"/>
    </style:style>
    <style:style style:name="P39" style:family="paragraph" style:parent-style-name="Preformatted_20_Text">
      <style:paragraph-properties fo:margin-top="0cm" fo:margin-bottom="0.499cm" loext:contextual-spacing="false"/>
    </style:style>
    <style:style style:name="P40" style:family="paragraph" style:parent-style-name="Standard">
      <style:text-properties fo:font-size="18pt" officeooo:rsid="001b8759" officeooo:paragraph-rsid="001b8759" style:font-size-asian="18pt" style:font-size-complex="18pt"/>
    </style:style>
    <style:style style:name="P41" style:family="paragraph" style:parent-style-name="Standard" style:list-style-name="L1">
      <style:text-properties officeooo:paragraph-rsid="006205e8"/>
    </style:style>
    <style:style style:name="P42" style:family="paragraph" style:parent-style-name="Standard" style:list-style-name="L2">
      <style:text-properties fo:font-size="15pt" officeooo:rsid="001c97b2" officeooo:paragraph-rsid="001c97b2" style:font-size-asian="15pt" style:font-size-complex="15pt"/>
    </style:style>
    <style:style style:name="P43" style:family="paragraph" style:parent-style-name="Standard" style:list-style-name="L2">
      <style:text-properties fo:font-size="15pt" officeooo:rsid="001cc297" officeooo:paragraph-rsid="001cc297" style:font-size-asian="15pt" style:font-size-complex="15pt"/>
    </style:style>
    <style:style style:name="P44" style:family="paragraph" style:parent-style-name="Standard" style:list-style-name="L2">
      <style:text-properties fo:font-size="15pt" officeooo:rsid="001cc297" officeooo:paragraph-rsid="0036c75d" style:font-size-asian="15pt" style:font-size-complex="15pt"/>
    </style:style>
    <style:style style:name="P45" style:family="paragraph" style:parent-style-name="Standard" style:list-style-name="L2">
      <style:text-properties fo:font-size="15pt" officeooo:rsid="0036c75d" officeooo:paragraph-rsid="0036c75d" style:font-size-asian="15pt" style:font-size-complex="15pt"/>
    </style:style>
    <style:style style:name="P46" style:family="paragraph" style:parent-style-name="Standard" style:list-style-name="L10">
      <style:text-properties fo:font-size="15pt" officeooo:paragraph-rsid="004076b0" style:font-size-asian="15pt" style:font-size-complex="15pt"/>
    </style:style>
    <style:style style:name="P47" style:family="paragraph" style:parent-style-name="Standard" style:list-style-name="L3">
      <style:text-properties fo:font-size="15pt" style:text-underline-style="none" officeooo:rsid="001fac56" officeooo:paragraph-rsid="001fac56" style:font-size-asian="15pt" style:font-size-complex="15pt"/>
    </style:style>
    <style:style style:name="P48" style:family="paragraph" style:parent-style-name="Standard" style:list-style-name="L2">
      <style:text-properties fo:color="#182f7c" fo:font-size="15pt" officeooo:rsid="0036c75d" officeooo:paragraph-rsid="0036c75d" style:font-size-asian="15pt" style:font-size-complex="15pt"/>
    </style:style>
    <style:style style:name="P49" style:family="paragraph" style:parent-style-name="Standard" style:list-style-name="L2">
      <style:text-properties fo:color="#182f7c" fo:font-size="15pt" officeooo:rsid="001cc297" officeooo:paragraph-rsid="001cc297" style:font-size-asian="15pt" style:font-size-complex="15pt"/>
    </style:style>
    <style:style style:name="P50" style:family="paragraph" style:parent-style-name="Standard" style:list-style-name="L3">
      <style:text-properties fo:color="#182f7c" fo:font-size="15pt" officeooo:rsid="0038bfdc" officeooo:paragraph-rsid="0038bfdc" style:font-size-asian="15pt" style:font-size-complex="15pt"/>
    </style:style>
    <style:style style:name="P51" style:family="paragraph" style:parent-style-name="Standard" style:list-style-name="L3">
      <style:text-properties fo:color="#182f7c" fo:font-size="15pt" style:text-underline-style="none" officeooo:rsid="0038bfdc" officeooo:paragraph-rsid="0038bfdc" style:font-size-asian="15pt" style:font-size-complex="15pt"/>
    </style:style>
    <style:style style:name="P52" style:family="paragraph" style:parent-style-name="Standard" style:list-style-name="L4">
      <style:text-properties fo:color="#182f7c" fo:font-size="15pt" style:text-underline-style="none" officeooo:rsid="0038bfdc" officeooo:paragraph-rsid="0038bfdc" style:font-size-asian="15pt" style:font-size-complex="15pt"/>
    </style:style>
    <style:style style:name="P53" style:family="paragraph" style:parent-style-name="Standard" style:list-style-name="L7">
      <style:text-properties fo:color="#182f7c" fo:font-size="15pt" style:text-underline-style="none" officeooo:rsid="003a58d3" officeooo:paragraph-rsid="003a58d3" style:font-size-asian="15pt" style:font-size-complex="15pt"/>
    </style:style>
    <style:style style:name="P54" style:family="paragraph" style:parent-style-name="Standard" style:list-style-name="L7">
      <style:paragraph-properties>
        <style:tab-stops>
          <style:tab-stop style:position="8.916cm"/>
        </style:tab-stops>
      </style:paragraph-properties>
      <style:text-properties fo:color="#182f7c" fo:font-size="15pt" style:text-underline-style="none" officeooo:rsid="0039cc93" officeooo:paragraph-rsid="0039cc93" style:font-size-asian="15pt" style:font-size-complex="15pt"/>
    </style:style>
    <style:style style:name="P55" style:family="paragraph" style:parent-style-name="Standard" style:list-style-name="L7">
      <style:text-properties fo:color="#182f7c" fo:font-size="15pt" style:text-underline-style="none" officeooo:rsid="0039cc93" officeooo:paragraph-rsid="0039cc93" style:font-size-asian="15pt" style:font-size-complex="15pt"/>
    </style:style>
    <style:style style:name="P56" style:family="paragraph" style:parent-style-name="Standard" style:list-style-name="L9">
      <style:text-properties fo:color="#182f7c" fo:font-size="15pt" style:text-underline-style="none" officeooo:rsid="003e62d1" officeooo:paragraph-rsid="003ea757" style:font-size-asian="15pt" style:font-size-complex="15pt"/>
    </style:style>
    <style:style style:name="P57" style:family="paragraph" style:parent-style-name="Standard" style:list-style-name="L9">
      <style:text-properties fo:color="#182f7c" fo:font-size="15pt" style:text-underline-style="none" officeooo:rsid="003ea757" officeooo:paragraph-rsid="003e62d1" style:font-size-asian="15pt" style:font-size-complex="15pt"/>
    </style:style>
    <style:style style:name="P58" style:family="paragraph" style:parent-style-name="Standard" style:list-style-name="L8">
      <style:text-properties fo:color="#182f7c" fo:font-size="15pt" style:text-underline-style="none" officeooo:rsid="003c3914" officeooo:paragraph-rsid="003c3914" style:font-size-asian="13.1000003814697pt" style:font-size-complex="15pt"/>
    </style:style>
    <style:style style:name="P59" style:family="paragraph" style:parent-style-name="Standard" style:list-style-name="L8">
      <style:text-properties fo:color="#182f7c" fo:font-size="15pt" style:text-underline-style="none" officeooo:rsid="003d8ae8" officeooo:paragraph-rsid="003d8ae8" style:font-size-asian="13.1000003814697pt" style:font-size-complex="15pt"/>
    </style:style>
    <style:style style:name="P60" style:family="paragraph" style:parent-style-name="Standard" style:list-style-name="L3">
      <style:text-properties fo:color="#000000" fo:font-size="15pt" officeooo:rsid="001e199b" officeooo:paragraph-rsid="0021d0bb" style:font-size-asian="15pt" style:font-size-complex="15pt"/>
    </style:style>
    <style:style style:name="P61" style:family="paragraph" style:parent-style-name="Standard" style:list-style-name="L3">
      <style:text-properties fo:color="#000000" fo:font-size="15pt" officeooo:rsid="001e199b" officeooo:paragraph-rsid="001e199b" style:font-size-asian="15pt" style:font-size-complex="15pt"/>
    </style:style>
    <style:style style:name="P62" style:family="paragraph" style:parent-style-name="Standard" style:list-style-name="L3">
      <style:text-properties fo:color="#000000" fo:font-size="15pt" officeooo:rsid="001e199b" officeooo:paragraph-rsid="001fac56" style:font-size-asian="15pt" style:font-size-complex="15pt"/>
    </style:style>
    <style:style style:name="P63" style:family="paragraph" style:parent-style-name="Standard" style:list-style-name="L3">
      <style:text-properties fo:color="#000000" fo:font-size="15pt" officeooo:rsid="0036c75d" officeooo:paragraph-rsid="0036c75d" style:font-size-asian="15pt" style:font-size-complex="15pt"/>
    </style:style>
    <style:style style:name="P64" style:family="paragraph" style:parent-style-name="Standard" style:list-style-name="L3">
      <style:text-properties fo:color="#000000" fo:font-size="15pt" officeooo:rsid="001fac56" officeooo:paragraph-rsid="006205e8" style:font-size-asian="15pt" style:font-size-complex="15pt"/>
    </style:style>
    <style:style style:name="P65" style:family="paragraph" style:parent-style-name="Standard" style:list-style-name="L4">
      <style:text-properties fo:color="#000000" fo:font-size="15pt" style:text-underline-style="none" officeooo:rsid="001fac56" officeooo:paragraph-rsid="001fac56" style:font-size-asian="15pt" style:font-size-complex="15pt"/>
    </style:style>
    <style:style style:name="P66" style:family="paragraph" style:parent-style-name="Standard" style:list-style-name="L4">
      <style:text-properties fo:color="#000000" fo:font-size="15pt" style:text-underline-style="none" officeooo:rsid="0021d0bb" officeooo:paragraph-rsid="0021d0bb" style:font-size-asian="15pt" style:font-size-complex="15pt"/>
    </style:style>
    <style:style style:name="P67" style:family="paragraph" style:parent-style-name="Standard" style:list-style-name="L5">
      <style:text-properties fo:color="#000000" fo:font-size="15pt" style:text-underline-style="none" officeooo:rsid="0021d0bb" officeooo:paragraph-rsid="0021d0bb" style:font-size-asian="15pt" style:font-size-complex="15pt"/>
    </style:style>
    <style:style style:name="P68" style:family="paragraph" style:parent-style-name="Standard" style:list-style-name="L4">
      <style:text-properties fo:color="#000000" fo:font-size="15pt" style:text-underline-style="none" officeooo:rsid="0038bfdc" officeooo:paragraph-rsid="0038bfdc" style:font-size-asian="15pt" style:font-size-complex="15pt"/>
    </style:style>
    <style:style style:name="P69" style:family="paragraph" style:parent-style-name="Standard" style:list-style-name="L5">
      <style:text-properties fo:color="#000000" fo:font-size="15pt" style:text-underline-style="none" officeooo:rsid="0022c59f" officeooo:paragraph-rsid="0022c59f" style:font-size-asian="15pt" style:font-size-complex="15pt"/>
    </style:style>
    <style:style style:name="P70" style:family="paragraph" style:parent-style-name="Standard" style:list-style-name="L5">
      <style:text-properties fo:color="#000000" fo:font-size="15pt" style:text-underline-style="none" officeooo:rsid="002303d5" officeooo:paragraph-rsid="002303d5" style:font-size-asian="15pt" style:font-size-complex="15pt"/>
    </style:style>
    <style:style style:name="P71" style:family="paragraph" style:parent-style-name="Standard" style:list-style-name="L6">
      <style:text-properties fo:color="#000000" fo:font-size="15pt" style:text-underline-style="none" officeooo:rsid="0024ccca" officeooo:paragraph-rsid="0024ccca" style:font-size-asian="15pt" style:font-size-complex="15pt"/>
    </style:style>
    <style:style style:name="P72" style:family="paragraph" style:parent-style-name="Standard" style:list-style-name="L6">
      <style:text-properties fo:color="#000000" fo:font-size="15pt" style:text-underline-style="none" officeooo:rsid="0024ccca" officeooo:paragraph-rsid="005e8b74" style:font-size-asian="15pt" style:font-size-complex="15pt"/>
    </style:style>
    <style:style style:name="P73" style:family="paragraph" style:parent-style-name="Standard" style:list-style-name="L6">
      <style:text-properties fo:color="#000000" fo:font-size="15pt" style:text-underline-style="none" officeooo:rsid="00265b46" officeooo:paragraph-rsid="00265b46" style:font-size-asian="15pt" style:font-size-complex="15pt"/>
    </style:style>
    <style:style style:name="P74" style:family="paragraph" style:parent-style-name="Standard" style:list-style-name="L7">
      <style:text-properties fo:color="#000000" fo:font-size="15pt" style:text-underline-style="none" officeooo:rsid="003578e5" officeooo:paragraph-rsid="003578e5" style:font-size-asian="15pt" style:font-size-complex="15pt"/>
    </style:style>
    <style:style style:name="P75" style:family="paragraph" style:parent-style-name="Standard" style:list-style-name="L7">
      <style:text-properties fo:color="#000000" fo:font-size="15pt" style:text-underline-style="none" officeooo:rsid="003a58d3" officeooo:paragraph-rsid="003a58d3" style:font-size-asian="15pt" style:font-size-complex="15pt"/>
    </style:style>
    <style:style style:name="P76" style:family="paragraph" style:parent-style-name="Standard" style:list-style-name="L9">
      <style:text-properties fo:color="#000000" fo:font-size="15pt" style:text-underline-style="none" officeooo:rsid="003e62d1" officeooo:paragraph-rsid="003ea757" style:font-size-asian="15pt" style:font-size-complex="15pt"/>
    </style:style>
    <style:style style:name="P77" style:family="paragraph" style:parent-style-name="Standard" style:list-style-name="L9">
      <style:text-properties fo:color="#000000" fo:font-size="15pt" style:text-underline-style="none" officeooo:rsid="003ea757" officeooo:paragraph-rsid="003ea757" style:font-size-asian="15pt" style:font-size-complex="15pt"/>
    </style:style>
    <style:style style:name="P78" style:family="paragraph" style:parent-style-name="Standard" style:list-style-name="L10">
      <style:text-properties fo:color="#000000" fo:font-size="15pt" style:text-underline-style="none" officeooo:rsid="004076b0" officeooo:paragraph-rsid="004076b0" style:font-size-asian="15pt" style:font-size-complex="15pt"/>
    </style:style>
    <style:style style:name="P79" style:family="paragraph" style:parent-style-name="Standard" style:list-style-name="L8">
      <style:text-properties fo:color="#000000" fo:font-size="15pt" style:text-underline-style="none" officeooo:rsid="003c3914" officeooo:paragraph-rsid="003c3914" style:font-size-asian="13.1000003814697pt" style:font-size-complex="15pt"/>
    </style:style>
    <style:style style:name="P80" style:family="paragraph" style:parent-style-name="Standard" style:list-style-name="L8">
      <style:text-properties fo:color="#000000" fo:font-size="15pt" style:text-underline-style="none" officeooo:rsid="003e62d1" officeooo:paragraph-rsid="003e62d1" style:font-size-asian="13.1000003814697pt" style:font-size-complex="15pt"/>
    </style:style>
    <style:style style:name="P81" style:family="paragraph" style:parent-style-name="Standard" style:list-style-name="L8">
      <style:text-properties fo:color="#000000" fo:font-size="15pt" style:text-underline-style="none" officeooo:rsid="003d8ae8" officeooo:paragraph-rsid="003d8ae8" style:font-size-asian="13.1000003814697pt" style:font-size-complex="15pt"/>
    </style:style>
    <style:style style:name="P82" style:family="paragraph" style:parent-style-name="Standard" style:list-style-name="L10">
      <style:text-properties officeooo:paragraph-rsid="004076b0"/>
    </style:style>
    <style:style style:name="P83" style:family="paragraph" style:parent-style-name="Standard" style:list-style-name="L22">
      <style:text-properties fo:font-style="normal" fo:font-weight="normal" officeooo:rsid="0056f345" officeooo:paragraph-rsid="0056f345" style:font-style-asian="normal" style:font-weight-asian="normal" style:font-style-complex="normal" style:font-weight-complex="normal"/>
    </style:style>
    <style:style style:name="P84" style:family="paragraph" style:parent-style-name="Text_20_body" style:list-style-name="L8">
      <style:text-properties fo:color="#000000" fo:font-size="15pt" style:text-underline-style="none" officeooo:rsid="003d8ae8" officeooo:paragraph-rsid="003e62d1" style:font-size-asian="13.1000003814697pt" style:font-size-complex="15pt"/>
    </style:style>
    <style:style style:name="P85" style:family="paragraph" style:parent-style-name="Text_20_body" style:list-style-name="L8">
      <style:text-properties fo:color="#000000" fo:font-size="15pt" style:text-underline-style="none" officeooo:rsid="004076b0" officeooo:paragraph-rsid="004076b0" style:font-size-asian="13.1000003814697pt" style:font-size-complex="15pt"/>
    </style:style>
    <style:style style:name="P86" style:family="paragraph" style:parent-style-name="Text_20_body" style:list-style-name="L9">
      <style:text-properties fo:color="#000000" fo:font-size="15pt" style:text-underline-style="none" officeooo:rsid="003ea757" officeooo:paragraph-rsid="003ea757" style:font-size-asian="15pt" style:font-size-complex="15pt"/>
    </style:style>
    <style:style style:name="P87" style:family="paragraph" style:parent-style-name="Text_20_body" style:list-style-name="L18">
      <style:text-properties fo:color="#000000" fo:font-size="15pt" fo:font-weight="normal" officeooo:rsid="0064c582" officeooo:paragraph-rsid="0064c582" style:font-size-asian="15pt" style:font-weight-asian="normal" style:font-size-complex="15pt" style:font-weight-complex="normal"/>
    </style:style>
    <style:style style:name="P88" style:family="paragraph" style:parent-style-name="Text_20_body" style:list-style-name="L8">
      <style:text-properties fo:color="#182f7c" fo:font-size="15pt" style:text-underline-style="none" officeooo:rsid="004076b0" officeooo:paragraph-rsid="004076b0" style:font-size-asian="13.1000003814697pt" style:font-size-complex="15pt"/>
    </style:style>
    <style:style style:name="P89" style:family="paragraph" style:parent-style-name="Text_20_body" style:list-style-name="L9">
      <style:text-properties fo:color="#182f7c" fo:font-size="15pt" style:text-underline-style="none" officeooo:rsid="003ea757" officeooo:paragraph-rsid="003ea757" style:font-size-asian="15pt" style:font-size-complex="15pt"/>
    </style:style>
    <style:style style:name="P90" style:family="paragraph" style:parent-style-name="Text_20_body" style:list-style-name="L9">
      <style:text-properties fo:color="#182f7c" fo:font-size="15pt" style:text-underline-style="none" officeooo:rsid="004076b0" officeooo:paragraph-rsid="004076b0" style:font-size-asian="15pt" style:font-size-complex="15pt"/>
    </style:style>
    <style:style style:name="P91" style:family="paragraph" style:parent-style-name="Text_20_body" style:list-style-name="L10">
      <style:text-properties fo:color="#182f7c" fo:font-size="15pt" officeooo:rsid="0040cf27" officeooo:paragraph-rsid="0040cf27" style:font-size-asian="15pt" style:font-size-complex="15pt"/>
    </style:style>
    <style:style style:name="P92" style:family="paragraph" style:parent-style-name="Text_20_body" style:list-style-name="L10">
      <style:text-properties fo:color="#182f7c" fo:font-size="15pt" officeooo:rsid="00412ef3" officeooo:paragraph-rsid="00412ef3" style:font-size-asian="15pt" style:font-size-complex="15pt"/>
    </style:style>
    <style:style style:name="P93" style:family="paragraph" style:parent-style-name="Text_20_body" style:list-style-name="L14">
      <style:text-properties fo:color="#182f7c" fo:font-size="15pt" officeooo:rsid="0046f7d5" officeooo:paragraph-rsid="0046f7d5" style:font-size-asian="15pt" style:font-size-complex="15pt"/>
    </style:style>
    <style:style style:name="P94" style:family="paragraph" style:parent-style-name="Text_20_body" style:list-style-name="L14">
      <style:text-properties fo:color="#182f7c" fo:font-size="15pt" officeooo:rsid="0047da8e" officeooo:paragraph-rsid="0047da8e" style:font-size-asian="15pt" style:font-size-complex="15pt"/>
    </style:style>
    <style:style style:name="P95" style:family="paragraph" style:parent-style-name="Text_20_body" style:list-style-name="L14">
      <style:text-properties fo:color="#182f7c" fo:font-size="15pt" officeooo:rsid="0049429a" officeooo:paragraph-rsid="0049429a" style:font-size-asian="15pt" style:font-size-complex="15pt"/>
    </style:style>
    <style:style style:name="P96" style:family="paragraph" style:parent-style-name="Text_20_body" style:list-style-name="L10">
      <style:text-properties fo:color="#182f7c" fo:font-size="15pt" officeooo:rsid="0041c56e" officeooo:paragraph-rsid="0041c56e" style:font-size-asian="13.1000003814697pt" style:font-size-complex="15pt"/>
    </style:style>
    <style:style style:name="P97" style:family="paragraph" style:parent-style-name="Text_20_body" style:list-style-name="L14">
      <style:text-properties fo:color="#182f7c" fo:font-size="15pt" fo:font-weight="normal" officeooo:rsid="0046f7d5" officeooo:paragraph-rsid="0046f7d5" style:font-size-asian="15pt" style:font-weight-asian="normal" style:font-size-complex="15pt" style:font-weight-complex="normal"/>
    </style:style>
    <style:style style:name="P98" style:family="paragraph" style:parent-style-name="Text_20_body" style:list-style-name="L15">
      <style:text-properties fo:color="#182f7c" fo:font-size="15pt" fo:font-weight="normal" officeooo:rsid="0049429a" officeooo:paragraph-rsid="0049429a" style:font-size-asian="15pt" style:font-weight-asian="normal" style:font-size-complex="15pt" style:font-weight-complex="normal"/>
    </style:style>
    <style:style style:name="P99" style:family="paragraph" style:parent-style-name="Text_20_body" style:list-style-name="L15">
      <style:text-properties fo:color="#182f7c" fo:font-size="15pt" fo:font-weight="normal" officeooo:rsid="00497bef" officeooo:paragraph-rsid="00497bef" style:font-size-asian="15pt" style:font-weight-asian="normal" style:font-size-complex="15pt" style:font-weight-complex="normal"/>
    </style:style>
    <style:style style:name="P100" style:family="paragraph" style:parent-style-name="Text_20_body" style:list-style-name="L15">
      <style:text-properties fo:color="#182f7c" fo:font-size="15pt" fo:font-weight="normal" officeooo:rsid="00497bef" officeooo:paragraph-rsid="005d67ba" style:font-size-asian="15pt" style:font-weight-asian="normal" style:font-size-complex="15pt" style:font-weight-complex="normal"/>
    </style:style>
    <style:style style:name="P101" style:family="paragraph" style:parent-style-name="Text_20_body" style:list-style-name="L15">
      <style:text-properties fo:color="#182f7c" fo:font-size="15pt" fo:font-weight="normal" officeooo:rsid="004afe8e" officeooo:paragraph-rsid="004afe8e" style:font-size-asian="15pt" style:font-weight-asian="normal" style:font-size-complex="15pt" style:font-weight-complex="normal"/>
    </style:style>
    <style:style style:name="P102" style:family="paragraph" style:parent-style-name="Text_20_body" style:list-style-name="L16">
      <style:text-properties fo:color="#182f7c" fo:font-size="15pt" fo:font-weight="normal" officeooo:rsid="0051b34f" officeooo:paragraph-rsid="0051b34f" style:font-size-asian="15pt" style:font-weight-asian="normal" style:font-size-complex="15pt" style:font-weight-complex="normal"/>
    </style:style>
    <style:style style:name="P103" style:family="paragraph" style:parent-style-name="Text_20_body" style:list-style-name="L17">
      <style:text-properties fo:color="#182f7c" fo:font-size="15pt" fo:font-weight="normal" officeooo:rsid="004e3925" officeooo:paragraph-rsid="004e3925" style:font-size-asian="15pt" style:font-weight-asian="normal" style:font-size-complex="15pt" style:font-weight-complex="normal"/>
    </style:style>
    <style:style style:name="P104" style:family="paragraph" style:parent-style-name="Text_20_body" style:list-style-name="L17">
      <style:text-properties fo:color="#182f7c" fo:font-size="15pt" fo:font-weight="normal" officeooo:rsid="004e3925" officeooo:paragraph-rsid="00502cb1" style:font-size-asian="15pt" style:font-weight-asian="normal" style:font-size-complex="15pt" style:font-weight-complex="normal"/>
    </style:style>
    <style:style style:name="P105" style:family="paragraph" style:parent-style-name="Text_20_body" style:list-style-name="L17">
      <style:text-properties fo:color="#182f7c" fo:font-size="15pt" fo:font-weight="normal" officeooo:rsid="00502cb1" officeooo:paragraph-rsid="00502cb1" style:font-size-asian="15pt" style:font-weight-asian="normal" style:font-size-complex="15pt" style:font-weight-complex="normal"/>
    </style:style>
    <style:style style:name="P106" style:family="paragraph" style:parent-style-name="Text_20_body" style:list-style-name="L18">
      <style:text-properties fo:color="#182f7c" fo:font-size="15pt" fo:font-weight="normal" officeooo:rsid="00502cb1" officeooo:paragraph-rsid="00502cb1" style:font-size-asian="15pt" style:font-weight-asian="normal" style:font-size-complex="15pt" style:font-weight-complex="normal"/>
    </style:style>
    <style:style style:name="P107" style:family="paragraph" style:parent-style-name="Text_20_body">
      <style:text-properties fo:color="#182f7c" fo:font-size="15pt" fo:font-style="italic" fo:font-weight="bold" officeooo:rsid="00539c28" officeooo:paragraph-rsid="00539c28" style:font-size-asian="15pt" style:font-style-asian="italic" style:font-weight-asian="bold" style:font-size-complex="15pt" style:font-style-complex="italic" style:font-weight-complex="bold"/>
    </style:style>
    <style:style style:name="P108" style:family="paragraph" style:parent-style-name="Text_20_body">
      <style:text-properties fo:color="#182f7c" fo:font-size="15pt" fo:font-style="italic" fo:font-weight="bold" officeooo:rsid="0056f345" officeooo:paragraph-rsid="0056f345" style:font-size-asian="15pt" style:font-style-asian="italic" style:font-weight-asian="bold" style:font-size-complex="15pt" style:font-style-complex="italic" style:font-weight-complex="bold"/>
    </style:style>
    <style:style style:name="P109" style:family="paragraph" style:parent-style-name="Text_20_body">
      <style:text-properties fo:color="#182f7c" fo:font-size="15pt" fo:font-style="italic" fo:font-weight="bold" officeooo:rsid="0058d281" officeooo:paragraph-rsid="0058d281" style:font-size-asian="15pt" style:font-style-asian="italic" style:font-weight-asian="bold" style:font-size-complex="15pt" style:font-style-complex="italic" style:font-weight-complex="bold"/>
    </style:style>
    <style:style style:name="P110" style:family="paragraph" style:parent-style-name="Text_20_body">
      <style:text-properties fo:color="#182f7c" fo:font-size="15pt" fo:font-style="italic" fo:font-weight="bold" officeooo:rsid="005b2b29" officeooo:paragraph-rsid="005b2b29" style:font-size-asian="15pt" style:font-style-asian="italic" style:font-weight-asian="bold" style:font-size-complex="15pt" style:font-style-complex="italic" style:font-weight-complex="bold"/>
    </style:style>
    <style:style style:name="P111" style:family="paragraph" style:parent-style-name="Text_20_body" style:list-style-name="L25">
      <style:text-properties fo:color="#182f7c" fo:font-size="15pt" fo:font-style="normal" fo:font-weight="normal" officeooo:rsid="0059d14f" officeooo:paragraph-rsid="0059d14f" style:font-size-asian="15pt" style:font-style-asian="normal" style:font-weight-asian="normal" style:font-size-complex="15pt" style:font-style-complex="normal" style:font-weight-complex="normal"/>
    </style:style>
    <style:style style:name="P112" style:family="paragraph" style:parent-style-name="Text_20_body" style:list-style-name="L9">
      <style:text-properties fo:color="#182f7c" officeooo:rsid="003ea757" officeooo:paragraph-rsid="003ea757"/>
    </style:style>
    <style:style style:name="P113" style:family="paragraph" style:parent-style-name="Text_20_body" style:list-style-name="L9">
      <style:text-properties fo:color="#182f7c" officeooo:rsid="004076b0" officeooo:paragraph-rsid="004076b0"/>
    </style:style>
    <style:style style:name="P114" style:family="paragraph" style:parent-style-name="Text_20_body" style:list-style-name="L9">
      <style:text-properties officeooo:paragraph-rsid="003ea757"/>
    </style:style>
    <style:style style:name="P115" style:family="paragraph" style:parent-style-name="Text_20_body" style:list-style-name="L10">
      <style:text-properties officeooo:paragraph-rsid="0041c56e"/>
    </style:style>
    <style:style style:name="P116" style:family="paragraph" style:parent-style-name="Text_20_body" style:list-style-name="L10">
      <style:text-properties fo:font-size="15pt" officeooo:paragraph-rsid="004076b0" style:font-size-asian="15pt" style:font-size-complex="15pt"/>
    </style:style>
    <style:style style:name="P117" style:family="paragraph" style:parent-style-name="Text_20_body" style:list-style-name="L10">
      <style:text-properties fo:font-size="15pt" officeooo:paragraph-rsid="0042d6fc" style:font-size-asian="15pt" style:font-size-complex="15pt"/>
    </style:style>
    <style:style style:name="P118" style:family="paragraph" style:parent-style-name="Text_20_body" style:list-style-name="L10">
      <style:text-properties fo:font-size="15pt" officeooo:rsid="0040cf27" officeooo:paragraph-rsid="0040cf27" style:font-size-asian="15pt" style:font-size-complex="15pt"/>
    </style:style>
    <style:style style:name="P119" style:family="paragraph" style:parent-style-name="Text_20_body" style:list-style-name="L10">
      <style:text-properties fo:font-size="15pt" officeooo:rsid="00412ef3" officeooo:paragraph-rsid="00412ef3" style:font-size-asian="15pt" style:font-size-complex="15pt"/>
    </style:style>
    <style:style style:name="P120" style:family="paragraph" style:parent-style-name="Text_20_body" style:list-style-name="L10">
      <style:text-properties fo:font-size="15pt" officeooo:rsid="00412ef3" officeooo:paragraph-rsid="00439cdc" style:font-size-asian="15pt" style:font-size-complex="15pt"/>
    </style:style>
    <style:style style:name="P121" style:family="paragraph" style:parent-style-name="Text_20_body" style:list-style-name="L13">
      <style:text-properties fo:font-size="15pt" officeooo:rsid="00412ef3" officeooo:paragraph-rsid="00412ef3" style:font-size-asian="15pt" style:font-size-complex="15pt"/>
    </style:style>
    <style:style style:name="P122" style:family="paragraph" style:parent-style-name="Text_20_body" style:list-style-name="L14">
      <style:text-properties fo:font-size="15pt" officeooo:rsid="0046f7d5" officeooo:paragraph-rsid="0046f7d5" style:font-size-asian="15pt" style:font-size-complex="15pt"/>
    </style:style>
    <style:style style:name="P123" style:family="paragraph" style:parent-style-name="Text_20_body" style:list-style-name="L14">
      <style:text-properties fo:font-size="15pt" officeooo:rsid="0047da8e" officeooo:paragraph-rsid="0047da8e" style:font-size-asian="15pt" style:font-size-complex="15pt"/>
    </style:style>
    <style:style style:name="P124" style:family="paragraph" style:parent-style-name="Text_20_body" style:list-style-name="L14">
      <style:text-properties fo:font-size="15pt" officeooo:rsid="0047da8e" officeooo:paragraph-rsid="0049429a" style:font-size-asian="15pt" style:font-size-complex="15pt"/>
    </style:style>
    <style:style style:name="P125" style:family="paragraph" style:parent-style-name="Text_20_body" style:list-style-name="L14">
      <style:text-properties fo:font-size="15pt" officeooo:rsid="0049429a" officeooo:paragraph-rsid="0049429a" style:font-size-asian="15pt" style:font-size-complex="15pt"/>
    </style:style>
    <style:style style:name="P126" style:family="paragraph" style:parent-style-name="Text_20_body" style:list-style-name="L10">
      <style:text-properties fo:font-size="15pt" officeooo:rsid="0041c56e" officeooo:paragraph-rsid="0041c56e" style:font-size-asian="13.1000003814697pt" style:font-size-complex="15pt"/>
    </style:style>
    <style:style style:name="P127" style:family="paragraph" style:parent-style-name="Text_20_body" style:list-style-name="L10">
      <style:text-properties fo:font-size="15pt" officeooo:rsid="0042c327" officeooo:paragraph-rsid="0042c327" style:font-size-asian="13.1000003814697pt" style:font-size-complex="15pt"/>
    </style:style>
    <style:style style:name="P128" style:family="paragraph" style:parent-style-name="Text_20_body" style:list-style-name="L10">
      <style:text-properties fo:font-size="15pt" officeooo:rsid="0042c327" officeooo:paragraph-rsid="0042d6fc" style:font-size-asian="13.1000003814697pt" style:font-size-complex="15pt"/>
    </style:style>
    <style:style style:name="P129" style:family="paragraph" style:parent-style-name="Text_20_body" style:list-style-name="L11">
      <style:text-properties fo:font-size="15pt" officeooo:rsid="00455adf" officeooo:paragraph-rsid="00455adf" style:font-size-asian="13.1000003814697pt" style:font-size-complex="15pt"/>
    </style:style>
    <style:style style:name="P130" style:family="paragraph" style:parent-style-name="Text_20_body" style:list-style-name="L12">
      <style:text-properties fo:font-size="15pt" officeooo:rsid="00455adf" officeooo:paragraph-rsid="00455adf" style:font-size-asian="13.1000003814697pt" style:font-size-complex="15pt"/>
    </style:style>
    <style:style style:name="P131" style:family="paragraph" style:parent-style-name="Text_20_body" style:list-style-name="L14">
      <style:text-properties fo:font-size="15pt" fo:font-weight="normal" officeooo:rsid="0046f7d5" officeooo:paragraph-rsid="0046f7d5" style:font-size-asian="15pt" style:font-weight-asian="normal" style:font-size-complex="15pt" style:font-weight-complex="normal"/>
    </style:style>
    <style:style style:name="P132" style:family="paragraph" style:parent-style-name="Text_20_body" style:list-style-name="L15">
      <style:text-properties fo:font-size="15pt" fo:font-weight="normal" officeooo:rsid="0049429a" officeooo:paragraph-rsid="0049429a" style:font-size-asian="15pt" style:font-weight-asian="normal" style:font-size-complex="15pt" style:font-weight-complex="normal"/>
    </style:style>
    <style:style style:name="P133" style:family="paragraph" style:parent-style-name="Text_20_body" style:list-style-name="L15">
      <style:text-properties fo:font-size="15pt" fo:font-weight="normal" officeooo:rsid="00497bef" officeooo:paragraph-rsid="00497bef" style:font-size-asian="15pt" style:font-weight-asian="normal" style:font-size-complex="15pt" style:font-weight-complex="normal"/>
    </style:style>
    <style:style style:name="P134" style:family="paragraph" style:parent-style-name="Text_20_body" style:list-style-name="L15">
      <style:text-properties fo:font-size="15pt" fo:font-weight="normal" officeooo:rsid="00497bef" officeooo:paragraph-rsid="005d67ba" style:font-size-asian="15pt" style:font-weight-asian="normal" style:font-size-complex="15pt" style:font-weight-complex="normal"/>
    </style:style>
    <style:style style:name="P135" style:family="paragraph" style:parent-style-name="Text_20_body" style:list-style-name="L15">
      <style:text-properties fo:font-size="15pt" fo:font-weight="normal" officeooo:rsid="004afe8e" officeooo:paragraph-rsid="004afe8e" style:font-size-asian="15pt" style:font-weight-asian="normal" style:font-size-complex="15pt" style:font-weight-complex="normal"/>
    </style:style>
    <style:style style:name="P136" style:family="paragraph" style:parent-style-name="Text_20_body" style:list-style-name="L15">
      <style:text-properties fo:font-size="15pt" fo:font-weight="normal" officeooo:rsid="004e3925" officeooo:paragraph-rsid="004e3925" style:font-size-asian="15pt" style:font-weight-asian="normal" style:font-size-complex="15pt" style:font-weight-complex="normal"/>
    </style:style>
    <style:style style:name="P137" style:family="paragraph" style:parent-style-name="Text_20_body" style:list-style-name="L17">
      <style:text-properties fo:font-size="15pt" fo:font-weight="normal" officeooo:rsid="004e3925" officeooo:paragraph-rsid="004e3925" style:font-size-asian="15pt" style:font-weight-asian="normal" style:font-size-complex="15pt" style:font-weight-complex="normal"/>
    </style:style>
    <style:style style:name="P138" style:family="paragraph" style:parent-style-name="Text_20_body" style:list-style-name="L17">
      <style:text-properties fo:font-size="15pt" fo:font-weight="normal" officeooo:rsid="004e3925" officeooo:paragraph-rsid="00502cb1" style:font-size-asian="15pt" style:font-weight-asian="normal" style:font-size-complex="15pt" style:font-weight-complex="normal"/>
    </style:style>
    <style:style style:name="P139" style:family="paragraph" style:parent-style-name="Text_20_body" style:list-style-name="L16">
      <style:text-properties fo:font-size="15pt" fo:font-weight="normal" officeooo:rsid="0051b34f" officeooo:paragraph-rsid="0051b34f" style:font-size-asian="15pt" style:font-weight-asian="normal" style:font-size-complex="15pt" style:font-weight-complex="normal"/>
    </style:style>
    <style:style style:name="P140" style:family="paragraph" style:parent-style-name="Text_20_body" style:list-style-name="L17">
      <style:text-properties fo:font-size="15pt" fo:font-weight="normal" officeooo:rsid="00502cb1" officeooo:paragraph-rsid="00502cb1" style:font-size-asian="15pt" style:font-weight-asian="normal" style:font-size-complex="15pt" style:font-weight-complex="normal"/>
    </style:style>
    <style:style style:name="P141" style:family="paragraph" style:parent-style-name="Text_20_body" style:list-style-name="L18">
      <style:text-properties fo:font-size="15pt" fo:font-weight="normal" officeooo:rsid="00502cb1" officeooo:paragraph-rsid="00502cb1" style:font-size-asian="15pt" style:font-weight-asian="normal" style:font-size-complex="15pt" style:font-weight-complex="normal"/>
    </style:style>
    <style:style style:name="P142" style:family="paragraph" style:parent-style-name="Text_20_body" style:list-style-name="L19">
      <style:text-properties fo:font-size="15pt" fo:font-style="normal" fo:font-weight="normal" officeooo:rsid="00539c28" officeooo:paragraph-rsid="00539c28" style:font-size-asian="15pt" style:font-style-asian="normal" style:font-weight-asian="normal" style:font-size-complex="15pt" style:font-style-complex="normal" style:font-weight-complex="normal"/>
    </style:style>
    <style:style style:name="P143" style:family="paragraph" style:parent-style-name="Text_20_body" style:list-style-name="L20">
      <style:text-properties fo:font-size="15pt" fo:font-style="normal" fo:font-weight="normal" officeooo:rsid="00552006" officeooo:paragraph-rsid="00552006" style:font-size-asian="15pt" style:font-style-asian="normal" style:font-weight-asian="normal" style:font-size-complex="15pt" style:font-style-complex="normal" style:font-weight-complex="normal"/>
    </style:style>
    <style:style style:name="P144" style:family="paragraph" style:parent-style-name="Text_20_body" style:list-style-name="L21">
      <style:text-properties fo:font-size="15pt" fo:font-style="normal" fo:font-weight="normal" officeooo:rsid="00552006" officeooo:paragraph-rsid="00552006" style:font-size-asian="15pt" style:font-style-asian="normal" style:font-weight-asian="normal" style:font-size-complex="15pt" style:font-style-complex="normal" style:font-weight-complex="normal"/>
    </style:style>
    <style:style style:name="P145" style:family="paragraph" style:parent-style-name="Text_20_body" style:list-style-name="L21">
      <style:text-properties fo:font-size="15pt" fo:font-style="normal" fo:font-weight="normal" officeooo:rsid="00556172" officeooo:paragraph-rsid="00556172" style:font-size-asian="15pt" style:font-style-asian="normal" style:font-weight-asian="normal" style:font-size-complex="15pt" style:font-style-complex="normal" style:font-weight-complex="normal"/>
    </style:style>
    <style:style style:name="P146" style:family="paragraph" style:parent-style-name="Text_20_body" style:list-style-name="L25">
      <style:text-properties fo:font-size="15pt" fo:font-style="normal" fo:font-weight="normal" officeooo:rsid="0058d281" officeooo:paragraph-rsid="0058d281" style:font-size-asian="15pt" style:font-style-asian="normal" style:font-weight-asian="normal" style:font-size-complex="15pt" style:font-style-complex="normal" style:font-weight-complex="normal"/>
    </style:style>
    <style:style style:name="P147" style:family="paragraph" style:parent-style-name="Text_20_body" style:list-style-name="L10">
      <style:text-properties officeooo:rsid="0040cf27" officeooo:paragraph-rsid="0040cf27"/>
    </style:style>
    <style:style style:name="P148" style:family="paragraph" style:parent-style-name="Text_20_body" style:list-style-name="L13">
      <style:text-properties officeooo:rsid="00455adf" officeooo:paragraph-rsid="00455adf"/>
    </style:style>
    <style:style style:name="P149" style:family="paragraph" style:parent-style-name="Text_20_body" style:list-style-name="L14">
      <style:text-properties fo:color="#ce181e" fo:font-size="15pt" officeooo:rsid="0049429a" officeooo:paragraph-rsid="0049429a" style:font-size-asian="15pt" style:font-size-complex="15pt"/>
    </style:style>
    <style:style style:name="P150" style:family="paragraph" style:parent-style-name="Text_20_body">
      <style:text-properties fo:color="#ce181e" officeooo:rsid="0066a9d1" officeooo:paragraph-rsid="0066a9d1"/>
    </style:style>
    <style:style style:name="P151" style:family="paragraph" style:parent-style-name="Text_20_body">
      <style:text-properties fo:color="#ce181e" fo:font-weight="bold" officeooo:rsid="0066a9d1" officeooo:paragraph-rsid="0066a9d1" style:font-weight-asian="bold" style:font-weight-complex="bold"/>
    </style:style>
    <style:style style:name="P152" style:family="paragraph" style:parent-style-name="Text_20_body" style:list-style-name="L22">
      <style:text-properties fo:font-style="normal" fo:font-weight="normal" officeooo:rsid="0056f345" officeooo:paragraph-rsid="0056f345" style:font-style-asian="normal" style:font-weight-asian="normal" style:font-style-complex="normal" style:font-weight-complex="normal"/>
    </style:style>
    <style:style style:name="P153" style:family="paragraph" style:parent-style-name="Text_20_body" style:list-style-name="L23">
      <style:text-properties fo:font-style="normal" fo:font-weight="normal" officeooo:rsid="0056f345" officeooo:paragraph-rsid="0056f345" style:font-style-asian="normal" style:font-weight-asian="normal" style:font-style-complex="normal" style:font-weight-complex="normal"/>
    </style:style>
    <style:style style:name="P154" style:family="paragraph" style:parent-style-name="Text_20_body" style:list-style-name="L24">
      <style:text-properties fo:font-style="normal" fo:font-weight="normal" officeooo:rsid="0058d281" officeooo:paragraph-rsid="0058d281" style:font-style-asian="normal" style:font-weight-asian="normal" style:font-style-complex="normal" style:font-weight-complex="normal"/>
    </style:style>
    <style:style style:name="P155" style:family="paragraph" style:parent-style-name="Text_20_body" style:list-style-name="L26">
      <style:text-properties officeooo:paragraph-rsid="005b2b29"/>
    </style:style>
    <style:style style:name="P156" style:family="paragraph" style:parent-style-name="Text_20_body" style:list-style-name="L26">
      <style:text-properties officeooo:paragraph-rsid="0066a9d1"/>
    </style:style>
    <style:style style:name="P157" style:family="paragraph" style:parent-style-name="Text_20_body">
      <style:text-properties officeooo:paragraph-rsid="005b2b29"/>
    </style:style>
    <style:style style:name="P158" style:family="paragraph" style:parent-style-name="Text_20_body">
      <style:text-properties officeooo:paragraph-rsid="0066a9d1"/>
    </style:style>
    <style:style style:name="P159" style:family="paragraph" style:parent-style-name="Text_20_body">
      <style:text-properties officeooo:rsid="0066a9d1" officeooo:paragraph-rsid="0066a9d1"/>
    </style:style>
    <style:style style:name="P160" style:family="paragraph" style:parent-style-name="Text_20_body" style:list-style-name="L27">
      <style:text-properties officeooo:rsid="0066a9d1" officeooo:paragraph-rsid="0066a9d1"/>
    </style:style>
    <style:style style:name="P161" style:family="paragraph" style:parent-style-name="Text_20_body">
      <style:text-properties fo:font-weight="bold" officeooo:rsid="0066a9d1" officeooo:paragraph-rsid="0066a9d1" style:font-weight-asian="bold" style:font-weight-complex="bold"/>
    </style:style>
    <style:style style:name="P162" style:family="paragraph" style:parent-style-name="Text_20_body" style:list-style-name="L29">
      <style:text-properties officeooo:paragraph-rsid="0066a9d1"/>
    </style:style>
    <style:style style:name="P163" style:family="paragraph" style:parent-style-name="Text_20_body" style:list-style-name="L33">
      <style:text-properties officeooo:paragraph-rsid="0066b3c2"/>
    </style:style>
    <style:style style:name="P164" style:family="paragraph" style:parent-style-name="Text_20_body" style:list-style-name="L29">
      <style:text-properties officeooo:rsid="006a430a" officeooo:paragraph-rsid="006a430a"/>
    </style:style>
    <style:style style:name="P165" style:family="paragraph" style:parent-style-name="Text_20_body" style:list-style-name="L29">
      <style:text-properties fo:color="#1c3687" fo:font-style="normal" officeooo:rsid="006a430a" officeooo:paragraph-rsid="006a430a" style:font-style-asian="normal" style:font-style-complex="normal"/>
    </style:style>
    <style:style style:name="P166" style:family="paragraph" style:parent-style-name="Text_20_body" style:list-style-name="L33">
      <style:text-properties fo:color="#1c3687" officeooo:rsid="006d4b43" officeooo:paragraph-rsid="006d4b43"/>
    </style:style>
    <style:style style:name="P167" style:family="paragraph" style:parent-style-name="List_20_Contents">
      <style:text-properties fo:font-size="15pt" style:font-size-asian="15pt" style:font-size-complex="15pt"/>
    </style:style>
    <style:style style:name="P168" style:family="paragraph" style:parent-style-name="List_20_Contents" style:list-style-name="L40">
      <style:text-properties fo:font-size="15pt" officeooo:rsid="006a430a" officeooo:paragraph-rsid="006a430a" style:font-size-asian="15pt" style:font-size-complex="15pt"/>
    </style:style>
    <style:style style:name="P169" style:family="paragraph" style:parent-style-name="List_20_Contents" style:list-style-name="L41">
      <style:text-properties fo:font-size="15pt" officeooo:rsid="006b923d" officeooo:paragraph-rsid="006b923d" style:font-size-asian="15pt" style:font-size-complex="15pt"/>
    </style:style>
    <style:style style:name="P170" style:family="paragraph" style:parent-style-name="List_20_Contents" style:list-style-name="L41">
      <style:text-properties fo:font-size="15pt" officeooo:rsid="006bd1be" officeooo:paragraph-rsid="006bd1be" style:font-size-asian="15pt" style:font-size-complex="15pt"/>
    </style:style>
    <style:style style:name="P171" style:family="paragraph" style:parent-style-name="List_20_Contents" style:list-style-name="L40">
      <style:text-properties fo:font-size="15pt" officeooo:rsid="006f071f" officeooo:paragraph-rsid="006f071f" style:font-size-asian="15pt" style:font-size-complex="15pt"/>
    </style:style>
    <style:style style:name="P172" style:family="paragraph" style:parent-style-name="List_20_Contents">
      <style:text-properties fo:font-size="15pt" fo:font-weight="bold" officeooo:rsid="0066b3c2" officeooo:paragraph-rsid="0066b3c2" style:font-size-asian="13.1000003814697pt" style:font-weight-asian="bold" style:font-size-complex="15pt" style:font-weight-complex="bold"/>
    </style:style>
    <style:style style:name="P173" style:family="paragraph" style:parent-style-name="List_20_Contents">
      <style:text-properties fo:font-size="15pt" fo:font-weight="normal" officeooo:rsid="0066b3c2" officeooo:paragraph-rsid="0066b3c2" style:font-size-asian="13.1000003814697pt" style:font-weight-asian="normal" style:font-size-complex="15pt" style:font-weight-complex="normal"/>
    </style:style>
    <style:style style:name="P174" style:family="paragraph" style:parent-style-name="List_20_Contents" style:list-style-name="L42">
      <style:text-properties fo:font-size="15pt" fo:font-weight="normal" officeooo:rsid="006ce24c" officeooo:paragraph-rsid="006ce24c" style:font-size-asian="13.1000003814697pt" style:font-weight-asian="normal" style:font-size-complex="15pt" style:font-weight-complex="normal"/>
    </style:style>
    <style:style style:name="P175" style:family="paragraph" style:parent-style-name="List_20_Contents" style:list-style-name="L42">
      <style:text-properties fo:font-size="15pt" fo:font-weight="normal" officeooo:rsid="006d4b43" officeooo:paragraph-rsid="006d4b43" style:font-size-asian="13.1000003814697pt" style:font-weight-asian="normal" style:font-size-complex="15pt" style:font-weight-complex="normal"/>
    </style:style>
    <style:style style:name="P176" style:family="paragraph" style:parent-style-name="List_20_Contents">
      <style:text-properties fo:font-size="15pt" fo:font-weight="normal" officeooo:rsid="006d4b43" officeooo:paragraph-rsid="006d4b43" style:font-size-asian="13.1000003814697pt" style:font-weight-asian="normal" style:font-size-complex="15pt" style:font-weight-complex="normal"/>
    </style:style>
    <style:style style:name="P177" style:family="paragraph" style:parent-style-name="List_20_Contents" style:list-style-name="L43">
      <style:text-properties fo:font-size="15pt" fo:font-weight="normal" officeooo:rsid="006d4b43" officeooo:paragraph-rsid="006d4b43" style:font-size-asian="13.1000003814697pt" style:font-weight-asian="normal" style:font-size-complex="15pt" style:font-weight-complex="normal"/>
    </style:style>
    <style:style style:name="P178" style:family="paragraph" style:parent-style-name="List_20_Contents" style:list-style-name="L35">
      <style:text-properties officeooo:paragraph-rsid="0066b3c2"/>
    </style:style>
    <style:style style:name="P179" style:family="paragraph" style:parent-style-name="List_20_Contents" style:list-style-name="L39">
      <style:text-properties officeooo:paragraph-rsid="00677cf4"/>
    </style:style>
    <style:style style:name="P180" style:family="paragraph" style:parent-style-name="List_20_Contents" style:list-style-name="L39">
      <style:text-properties officeooo:rsid="00677cf4" officeooo:paragraph-rsid="00677cf4"/>
    </style:style>
    <style:style style:name="P181" style:family="paragraph" style:parent-style-name="List_20_Contents" style:list-style-name="L39">
      <style:text-properties officeooo:rsid="0068efef" officeooo:paragraph-rsid="0068efef"/>
    </style:style>
    <style:style style:name="P182" style:family="paragraph" style:parent-style-name="List_20_Contents">
      <style:text-properties officeooo:rsid="0068efef" officeooo:paragraph-rsid="0068efef"/>
    </style:style>
    <style:style style:name="P183" style:family="paragraph" style:parent-style-name="List_20_Contents" style:list-style-name="L39">
      <style:text-properties fo:color="#1c3687" fo:font-style="italic" officeooo:rsid="00677cf4" officeooo:paragraph-rsid="0068efef" style:font-style-asian="italic" style:font-style-complex="italic"/>
    </style:style>
    <style:style style:name="P184" style:family="paragraph" style:parent-style-name="List_20_Contents" style:list-style-name="L39">
      <style:text-properties fo:color="#1c3687" fo:font-style="italic" officeooo:rsid="00677cf4" officeooo:paragraph-rsid="00677cf4" style:font-style-asian="italic" style:font-style-complex="italic"/>
    </style:style>
    <style:style style:name="P185" style:family="paragraph" style:parent-style-name="List_20_Contents" style:list-style-name="L39">
      <style:text-properties fo:color="#1c3687" fo:font-style="italic" officeooo:rsid="0069719f" officeooo:paragraph-rsid="0069719f" style:font-style-asian="italic" style:font-style-complex="italic"/>
    </style:style>
    <style:style style:name="P186" style:family="paragraph" style:parent-style-name="List_20_Contents">
      <style:text-properties fo:color="#1c3687" fo:font-style="italic" officeooo:rsid="0068efef" officeooo:paragraph-rsid="0068efef" style:font-style-asian="italic" style:font-style-complex="italic"/>
    </style:style>
    <style:style style:name="P187" style:family="paragraph" style:parent-style-name="List_20_Contents" style:list-style-name="L39">
      <style:text-properties fo:color="#1c3687" fo:font-style="italic" officeooo:rsid="0068efef" officeooo:paragraph-rsid="0068efef" style:font-style-asian="italic" style:font-style-complex="italic"/>
    </style:style>
    <style:style style:name="P188" style:family="paragraph" style:parent-style-name="List_20_Contents" style:list-style-name="L41">
      <style:text-properties fo:color="#1c3687" fo:font-size="15pt" fo:font-style="italic" officeooo:rsid="006bd1be" officeooo:paragraph-rsid="006bd1be" style:font-size-asian="15pt" style:font-style-asian="italic" style:font-size-complex="15pt" style:font-style-complex="italic"/>
    </style:style>
    <style:style style:name="P189" style:family="paragraph" style:parent-style-name="List_20_Contents">
      <style:text-properties fo:color="#1c3687" fo:font-size="15pt" fo:font-style="italic" officeooo:rsid="006b923d" officeooo:paragraph-rsid="006b923d" style:font-size-asian="15pt" style:font-style-asian="italic" style:font-size-complex="15pt" style:font-style-complex="italic"/>
    </style:style>
    <style:style style:name="P190" style:family="paragraph" style:parent-style-name="List_20_Contents">
      <style:text-properties fo:color="#1c3687" fo:font-size="15pt" fo:font-style="italic" officeooo:rsid="006b923d" officeooo:paragraph-rsid="007484e5" style:font-size-asian="15pt" style:font-style-asian="italic" style:font-size-complex="15pt" style:font-style-complex="italic"/>
    </style:style>
    <style:style style:name="P191" style:family="paragraph" style:parent-style-name="List_20_Contents" style:list-style-name="L42">
      <style:text-properties fo:color="#1c3687" fo:font-size="15pt" fo:font-style="italic" fo:font-weight="normal" officeooo:rsid="006d4b43" officeooo:paragraph-rsid="006d4b43" style:font-size-asian="13.1000003814697pt" style:font-style-asian="italic" style:font-weight-asian="normal" style:font-size-complex="15pt" style:font-style-complex="italic" style:font-weight-complex="normal"/>
    </style:style>
    <style:style style:name="P192" style:family="paragraph" style:parent-style-name="List_20_Contents" style:list-style-name="L42">
      <style:text-properties fo:color="#1c3687" fo:font-size="15pt" fo:font-style="italic" fo:font-weight="normal" officeooo:rsid="006d4b43" officeooo:paragraph-rsid="00734297" style:font-size-asian="13.1000003814697pt" style:font-style-asian="italic" style:font-weight-asian="normal" style:font-size-complex="15pt" style:font-style-complex="italic" style:font-weight-complex="normal"/>
    </style:style>
    <style:style style:name="P193" style:family="paragraph" style:parent-style-name="List_20_Contents" style:list-style-name="L43">
      <style:text-properties fo:color="#1c3687" fo:font-size="15pt" fo:font-style="italic" fo:font-weight="normal" officeooo:rsid="006d4b43" officeooo:paragraph-rsid="006d4b43" style:font-size-asian="13.1000003814697pt" style:font-style-asian="italic" style:font-weight-asian="normal" style:font-size-complex="15pt" style:font-style-complex="italic" style:font-weight-complex="normal"/>
    </style:style>
    <style:style style:name="P194" style:family="paragraph" style:parent-style-name="List_20_Contents" style:list-style-name="L43">
      <style:text-properties fo:color="#1c3687" fo:font-size="15pt" fo:font-style="italic" fo:font-weight="normal" officeooo:rsid="006d4b43" officeooo:paragraph-rsid="007484e5" style:font-size-asian="13.1000003814697pt" style:font-style-asian="italic" style:font-weight-asian="normal" style:font-size-complex="15pt" style:font-style-complex="italic" style:font-weight-complex="normal"/>
    </style:style>
    <style:style style:name="P195" style:family="paragraph" style:parent-style-name="List_20_Contents">
      <style:text-properties fo:color="#1c3687" fo:font-size="15pt" fo:font-style="italic" fo:font-weight="normal" officeooo:rsid="0066b3c2" officeooo:paragraph-rsid="0066b3c2" style:font-size-asian="13.1000003814697pt" style:font-style-asian="italic" style:font-weight-asian="normal" style:font-size-complex="15pt" style:font-style-complex="italic" style:font-weight-complex="normal"/>
    </style:style>
    <style:style style:name="P196" style:family="paragraph" style:parent-style-name="List_20_Contents" style:list-style-name="L40">
      <style:text-properties fo:color="#1c3687" fo:font-size="15pt" officeooo:rsid="006a430a" officeooo:paragraph-rsid="006a430a" style:font-size-asian="15pt" style:font-size-complex="15pt"/>
    </style:style>
    <style:style style:name="P197" style:family="paragraph" style:parent-style-name="List_20_Contents" style:list-style-name="L41">
      <style:text-properties fo:color="#1c3687" fo:font-size="15pt" officeooo:rsid="006b923d" officeooo:paragraph-rsid="006b923d" style:font-size-asian="15pt" style:font-size-complex="15pt"/>
    </style:style>
    <style:style style:name="P198" style:family="paragraph" style:parent-style-name="List_20_Contents" style:list-style-name="L42">
      <style:text-properties fo:color="#1c3687" fo:font-size="15pt" fo:font-weight="normal" officeooo:rsid="006ce24c" officeooo:paragraph-rsid="006ce24c" style:font-size-asian="13.1000003814697pt" style:font-weight-asian="normal" style:font-size-complex="15pt" style:font-weight-complex="normal"/>
    </style:style>
    <style:style style:name="P199" style:family="paragraph" style:parent-style-name="List_20_Contents" style:list-style-name="L43">
      <style:text-properties fo:color="#1c3687" fo:font-size="15pt" fo:font-weight="normal" officeooo:rsid="006d4b43" officeooo:paragraph-rsid="006d4b43" style:font-size-asian="13.1000003814697pt" style:font-weight-asian="normal" style:font-size-complex="15pt" style:font-weight-complex="normal"/>
    </style:style>
    <style:style style:name="P200" style:family="paragraph" style:parent-style-name="List_20_Contents" style:list-style-name="L39">
      <style:text-properties fo:color="#1c3687" officeooo:paragraph-rsid="00677cf4"/>
    </style:style>
    <style:style style:name="P201" style:family="paragraph" style:parent-style-name="List_20_Contents" style:list-style-name="L39">
      <style:text-properties fo:color="#1c3687" officeooo:rsid="00677cf4" officeooo:paragraph-rsid="00677cf4"/>
    </style:style>
    <style:style style:name="P202" style:family="paragraph" style:parent-style-name="List_20_Contents" style:list-style-name="L39">
      <style:text-properties fo:color="#1c3687" officeooo:rsid="0068efef" officeooo:paragraph-rsid="0068efef"/>
    </style:style>
    <style:style style:name="P203" style:family="paragraph" style:parent-style-name="List_20_Contents" style:list-style-name="L39">
      <style:text-properties officeooo:rsid="0069719f" officeooo:paragraph-rsid="0069719f"/>
    </style:style>
    <style:style style:name="P204" style:family="paragraph" style:parent-style-name="List_20_Contents" style:list-style-name="L44">
      <style:text-properties officeooo:paragraph-rsid="0066b3c2"/>
    </style:style>
    <style:style style:name="P205" style:family="paragraph" style:parent-style-name="List_20_Contents" style:list-style-name="L46"/>
    <style:style style:name="P206" style:family="paragraph" style:parent-style-name="List_20_Contents" style:list-style-name="L47">
      <style:text-properties officeooo:paragraph-rsid="0066b3c2"/>
    </style:style>
    <style:style style:name="P207" style:family="paragraph" style:parent-style-name="List_20_Contents" style:list-style-name="L48"/>
    <style:style style:name="P208" style:family="paragraph" style:parent-style-name="List_20_Contents">
      <style:text-properties fo:color="#ce181e" fo:font-size="15pt" fo:font-weight="bold" officeooo:rsid="0066b3c2" officeooo:paragraph-rsid="0066b3c2" style:font-size-asian="13.1000003814697pt" style:font-weight-asian="bold" style:font-size-complex="15pt" style:font-weight-complex="bold"/>
    </style:style>
    <style:style style:name="P209" style:family="paragraph" style:parent-style-name="List_20_Contents">
      <style:paragraph-properties fo:margin-left="0cm" fo:margin-right="0cm" fo:text-indent="0cm" style:auto-text-indent="false"/>
      <style:text-properties fo:font-size="15pt" fo:font-weight="bold" officeooo:rsid="0067154c" officeooo:paragraph-rsid="0067154c" style:font-size-asian="13.1000003814697pt" style:font-weight-asian="bold" style:font-size-complex="15pt" style:font-weight-complex="bold"/>
    </style:style>
    <style:style style:name="P210" style:family="paragraph" style:parent-style-name="List_20_Contents" style:list-style-name="L39">
      <style:paragraph-properties fo:margin-left="0cm" fo:margin-right="0cm" fo:text-indent="0cm" style:auto-text-indent="false"/>
      <style:text-properties officeooo:paragraph-rsid="00677cf4"/>
    </style:style>
    <style:style style:name="P211" style:family="paragraph" style:parent-style-name="List_20_Contents">
      <style:paragraph-properties fo:margin-left="0cm" fo:margin-right="0cm" fo:text-indent="0cm" style:auto-text-indent="false"/>
      <style:text-properties fo:color="#1c3687" fo:font-style="italic" officeooo:rsid="00677cf4" officeooo:paragraph-rsid="0069719f" style:font-style-asian="italic" style:font-style-complex="italic"/>
    </style:style>
    <style:style style:name="P212" style:family="paragraph" style:parent-style-name="List_20_Contents">
      <style:paragraph-properties fo:margin-left="0cm" fo:margin-right="0cm" fo:text-indent="0cm" style:auto-text-indent="false"/>
      <style:text-properties fo:color="#ce181e" fo:font-size="15pt" fo:font-weight="bold" officeooo:rsid="0067154c" officeooo:paragraph-rsid="0067154c" style:font-size-asian="13.1000003814697pt" style:font-weight-asian="bold" style:font-size-complex="15pt" style:font-weight-complex="bold"/>
    </style:style>
    <style:style style:name="P213" style:family="paragraph" style:parent-style-name="List_20_Heading">
      <style:text-properties officeooo:paragraph-rsid="0075ea1d"/>
    </style:style>
    <style:style style:name="T1" style:family="text">
      <style:text-properties officeooo:rsid="001cc297"/>
    </style:style>
    <style:style style:name="T2" style:family="text">
      <style:text-properties officeooo:rsid="001fac56"/>
    </style:style>
    <style:style style:name="T3" style:family="text">
      <style:text-properties officeooo:rsid="00265b46"/>
    </style:style>
    <style:style style:name="T4" style:family="text">
      <style:text-properties fo:color="#f58220"/>
    </style:style>
    <style:style style:name="T5" style:family="text">
      <style:text-properties fo:color="#f58220" officeooo:rsid="002983f5"/>
    </style:style>
    <style:style style:name="T6" style:family="text">
      <style:text-properties officeooo:rsid="002983f5"/>
    </style:style>
    <style:style style:name="T7" style:family="text">
      <style:text-properties officeooo:rsid="002e9c28"/>
    </style:style>
    <style:style style:name="T8" style:family="text">
      <style:text-properties officeooo:rsid="0036c75d"/>
    </style:style>
    <style:style style:name="T9" style:family="text">
      <style:text-properties officeooo:rsid="0039cc93"/>
    </style:style>
    <style:style style:name="T10" style:family="text">
      <style:text-properties officeooo:rsid="003d8ae8"/>
    </style:style>
    <style:style style:name="T11" style:family="text">
      <style:text-properties officeooo:rsid="003e62d1"/>
    </style:style>
    <style:style style:name="T12" style:family="text">
      <style:text-properties officeooo:rsid="003ea757"/>
    </style:style>
    <style:style style:name="T13" style:family="text">
      <style:text-properties fo:color="#000000"/>
    </style:style>
    <style:style style:name="T14" style:family="text">
      <style:text-properties fo:color="#000000" fo:font-size="15pt" style:text-underline-style="none" officeooo:rsid="003ea757" style:font-size-asian="15pt" style:font-size-complex="15pt"/>
    </style:style>
    <style:style style:name="T15" style:family="text">
      <style:text-properties fo:color="#000000" fo:font-size="15pt" style:text-underline-style="none" officeooo:rsid="004076b0" style:font-size-asian="15pt" style:font-size-complex="15pt"/>
    </style:style>
    <style:style style:name="T16" style:family="text">
      <style:text-properties fo:color="#000000" fo:font-size="15pt" style:text-underline-style="none" officeooo:rsid="0040a7f7" style:font-size-asian="15pt" style:font-size-complex="15pt"/>
    </style:style>
    <style:style style:name="T17" style:family="text">
      <style:text-properties fo:color="#000000" fo:font-size="15pt" fo:font-style="normal" fo:font-weight="normal" officeooo:rsid="005b2b29" style:font-size-asian="15pt" style:font-style-asian="normal" style:font-weight-asian="normal" style:font-size-complex="15pt" style:font-style-complex="normal" style:font-weight-complex="normal"/>
    </style:style>
    <style:style style:name="T18" style:family="text">
      <style:text-properties fo:color="#000000" fo:font-size="15pt" officeooo:rsid="002d04aa" style:font-size-asian="15pt" style:font-size-complex="15pt"/>
    </style:style>
    <style:style style:name="T19" style:family="text">
      <style:text-properties fo:font-size="15pt" style:font-size-asian="15pt" style:font-size-complex="15pt"/>
    </style:style>
    <style:style style:name="T20" style:family="text">
      <style:text-properties fo:font-size="15pt" officeooo:rsid="0040a7f7" style:font-size-asian="15pt" style:font-size-complex="15pt"/>
    </style:style>
    <style:style style:name="T21" style:family="text">
      <style:text-properties fo:font-size="15pt" officeooo:rsid="00412ef3" style:font-size-asian="15pt" style:font-size-complex="15pt"/>
    </style:style>
    <style:style style:name="T22" style:family="text">
      <style:text-properties fo:font-size="15pt" officeooo:rsid="0046f7d5" style:font-size-asian="15pt" style:font-size-complex="15pt"/>
    </style:style>
    <style:style style:name="T23" style:family="text">
      <style:text-properties fo:font-size="15pt" officeooo:rsid="00539c28" style:font-size-asian="15pt" style:font-size-complex="15pt"/>
    </style:style>
    <style:style style:name="T24" style:family="text">
      <style:text-properties fo:font-size="15pt" officeooo:rsid="00588eec" style:font-size-asian="15pt" style:font-size-complex="15pt"/>
    </style:style>
    <style:style style:name="T25" style:family="text">
      <style:text-properties fo:font-size="15pt" officeooo:rsid="0060861e" style:font-size-asian="15pt" style:font-size-complex="15pt"/>
    </style:style>
    <style:style style:name="T26" style:family="text">
      <style:text-properties fo:font-size="15pt" officeooo:rsid="00734297" style:font-size-asian="15pt" style:font-size-complex="15pt"/>
    </style:style>
    <style:style style:name="T27" style:family="text">
      <style:text-properties fo:font-size="15pt" officeooo:rsid="0041c56e" style:font-size-asian="13.1000003814697pt" style:font-size-complex="15pt"/>
    </style:style>
    <style:style style:name="T28" style:family="text">
      <style:text-properties fo:font-size="15pt" fo:font-style="normal" fo:font-weight="normal" style:font-size-asian="15pt" style:font-style-asian="normal" style:font-weight-asian="normal" style:font-size-complex="15pt" style:font-style-complex="normal" style:font-weight-complex="normal"/>
    </style:style>
    <style:style style:name="T29" style:family="text">
      <style:text-properties fo:font-size="15pt" fo:font-style="normal" fo:font-weight="normal" officeooo:rsid="005b2b29" style:font-size-asian="15pt" style:font-style-asian="normal" style:font-weight-asian="normal" style:font-size-complex="15pt" style:font-style-complex="normal" style:font-weight-complex="normal"/>
    </style:style>
    <style:style style:name="T30" style:family="text">
      <style:text-properties fo:font-size="15pt" fo:font-style="normal" fo:font-weight="normal" officeooo:rsid="0060861e" style:font-size-asian="15pt" style:font-style-asian="normal" style:font-weight-asian="normal" style:font-size-complex="15pt" style:font-style-complex="normal" style:font-weight-complex="normal"/>
    </style:style>
    <style:style style:name="T31" style:family="text">
      <style:text-properties fo:font-size="15pt" fo:font-style="normal" fo:font-weight="normal" officeooo:rsid="0066a9d1" style:font-size-asian="15pt" style:font-style-asian="normal" style:font-weight-asian="normal" style:font-size-complex="15pt" style:font-style-complex="normal" style:font-weight-complex="normal"/>
    </style:style>
    <style:style style:name="T32" style:family="text">
      <style:text-properties fo:font-size="15pt" fo:font-style="normal" fo:font-weight="bold" style:font-size-asian="15pt" style:font-style-asian="normal" style:font-weight-asian="bold" style:font-size-complex="15pt" style:font-style-complex="normal" style:font-weight-complex="bold"/>
    </style:style>
    <style:style style:name="T33" style:family="text">
      <style:text-properties fo:font-size="15pt" fo:font-style="normal" fo:font-weight="bold" officeooo:rsid="0060861e" style:font-size-asian="15pt" style:font-style-asian="normal" style:font-weight-asian="bold" style:font-size-complex="15pt" style:font-style-complex="normal" style:font-weight-complex="bold"/>
    </style:style>
    <style:style style:name="T34" style:family="text">
      <style:text-properties fo:font-size="15pt" fo:font-style="normal" fo:font-weight="bold" officeooo:rsid="005b2b29" style:font-size-asian="15pt" style:font-style-asian="normal" style:font-weight-asian="bold" style:font-size-complex="15pt" style:font-style-complex="normal" style:font-weight-complex="bold"/>
    </style:style>
    <style:style style:name="T35" style:family="text">
      <style:text-properties fo:font-size="15pt" fo:font-style="normal" fo:font-weight="bold" officeooo:rsid="0066a9d1" style:font-size-asian="15pt" style:font-style-asian="normal" style:font-weight-asian="bold" style:font-size-complex="15pt" style:font-style-complex="normal" style:font-weight-complex="bold"/>
    </style:style>
    <style:style style:name="T36" style:family="text">
      <style:text-properties fo:font-size="15pt" fo:font-style="normal" fo:font-weight="bold" officeooo:rsid="0075ea1d" style:font-size-asian="15pt" style:font-style-asian="normal" style:font-weight-asian="bold" style:font-size-complex="15pt" style:font-style-complex="normal" style:font-weight-complex="bold"/>
    </style:style>
    <style:style style:name="T37" style:family="text">
      <style:text-properties fo:font-size="15pt" fo:font-style="normal" style:font-size-asian="15pt" style:font-style-asian="normal" style:font-size-complex="15pt" style:font-style-complex="normal"/>
    </style:style>
    <style:style style:name="T38" style:family="text">
      <style:text-properties fo:font-size="15pt" fo:font-weight="bold" style:font-size-asian="15pt" style:font-size-complex="15pt"/>
    </style:style>
    <style:style style:name="T39" style:family="text">
      <style:text-properties fo:font-size="15pt" fo:font-weight="bold" style:font-size-asian="15pt" style:font-weight-asian="bold" style:font-size-complex="15pt" style:font-weight-complex="bold"/>
    </style:style>
    <style:style style:name="T40" style:family="text">
      <style:text-properties fo:font-size="15pt" fo:font-weight="bold" officeooo:rsid="0060861e" style:font-size-asian="15pt" style:font-weight-asian="bold" style:font-size-complex="15pt" style:font-weight-complex="bold"/>
    </style:style>
    <style:style style:name="T41" style:family="text">
      <style:text-properties fo:font-size="15pt" style:text-underline-style="none" style:font-size-asian="15pt" style:font-size-complex="15pt"/>
    </style:style>
    <style:style style:name="T42" style:family="text">
      <style:text-properties fo:font-size="15pt" style:text-underline-style="none" officeooo:rsid="003ea757" style:font-size-asian="15pt" style:font-size-complex="15pt"/>
    </style:style>
    <style:style style:name="T43" style:family="text">
      <style:text-properties fo:font-size="15pt" fo:font-weight="normal" style:font-size-asian="13.1000003814697pt" style:font-weight-asian="normal" style:font-size-complex="15pt" style:font-weight-complex="normal"/>
    </style:style>
    <style:style style:name="T44" style:family="text">
      <style:text-properties fo:font-size="15pt" fo:font-weight="normal" officeooo:rsid="0066b3c2" style:font-size-asian="13.1000003814697pt" style:font-weight-asian="normal" style:font-size-complex="15pt" style:font-weight-complex="normal"/>
    </style:style>
    <style:style style:name="T45" style:family="text">
      <style:text-properties fo:font-size="15pt" fo:font-weight="normal" officeooo:rsid="00677cf4" style:font-size-asian="13.1000003814697pt" style:font-weight-asian="normal" style:font-size-complex="15pt" style:font-weight-complex="normal"/>
    </style:style>
    <style:style style:name="T46" style:family="text">
      <style:text-properties fo:font-size="15pt" fo:font-weight="normal" officeooo:rsid="0068efef" style:font-size-asian="13.1000003814697pt" style:font-weight-asian="normal" style:font-size-complex="15pt" style:font-weight-complex="normal"/>
    </style:style>
    <style:style style:name="T47" style:family="text">
      <style:text-properties fo:font-size="15pt" fo:font-weight="normal" officeooo:rsid="0069719f" style:font-size-asian="13.1000003814697pt" style:font-weight-asian="normal" style:font-size-complex="15pt" style:font-weight-complex="normal"/>
    </style:style>
    <style:style style:name="T48" style:family="text">
      <style:text-properties fo:font-size="15pt" fo:font-weight="normal" officeooo:rsid="006d4b43" style:font-size-asian="13.1000003814697pt" style:font-weight-asian="normal" style:font-size-complex="15pt" style:font-weight-complex="normal"/>
    </style:style>
    <style:style style:name="T49" style:family="text">
      <style:text-properties fo:font-size="15pt" fo:font-weight="normal" officeooo:rsid="00734297" style:font-size-asian="13.1000003814697pt" style:font-weight-asian="normal" style:font-size-complex="15pt" style:font-weight-complex="normal"/>
    </style:style>
    <style:style style:name="T50" style:family="text">
      <style:text-properties fo:font-size="15pt" fo:font-weight="normal" style:font-size-asian="15pt" style:font-weight-asian="normal" style:font-size-complex="15pt" style:font-weight-complex="normal"/>
    </style:style>
    <style:style style:name="T51" style:family="text">
      <style:text-properties fo:font-size="18pt" style:font-size-asian="18pt" style:font-size-complex="18pt"/>
    </style:style>
    <style:style style:name="T52" style:family="text">
      <style:text-properties fo:font-size="18pt" officeooo:rsid="00412ef3" style:font-size-asian="18pt" style:font-size-complex="18pt"/>
    </style:style>
    <style:style style:name="T53" style:family="text">
      <style:text-properties fo:font-size="18pt" fo:font-style="normal" fo:font-weight="bold" officeooo:rsid="005b2b29" style:font-size-asian="18pt" style:font-style-asian="normal" style:font-weight-asian="bold" style:font-size-complex="18pt" style:font-style-complex="normal" style:font-weight-complex="bold"/>
    </style:style>
    <style:style style:name="T54" style:family="text">
      <style:text-properties officeooo:rsid="0042c327"/>
    </style:style>
    <style:style style:name="T55" style:family="text">
      <style:text-properties officeooo:rsid="0042d6fc"/>
    </style:style>
    <style:style style:name="T56" style:family="text">
      <style:text-properties officeooo:rsid="0046f7d5"/>
    </style:style>
    <style:style style:name="T57" style:family="text">
      <style:text-properties officeooo:rsid="0049429a"/>
    </style:style>
    <style:style style:name="T58" style:family="text">
      <style:text-properties officeooo:rsid="004afe8e"/>
    </style:style>
    <style:style style:name="T59" style:family="text">
      <style:text-properties officeooo:rsid="00502cb1"/>
    </style:style>
    <style:style style:name="T60" style:family="text">
      <style:text-properties fo:color="#ce181e"/>
    </style:style>
    <style:style style:name="T61" style:family="text">
      <style:text-properties fo:color="#ce181e" fo:font-size="18pt" fo:font-weight="bold" officeooo:rsid="00455adf" style:font-size-asian="15.75pt" style:font-weight-asian="bold" style:font-size-complex="18pt" style:font-weight-complex="bold"/>
    </style:style>
    <style:style style:name="T62" style:family="text">
      <style:text-properties fo:color="#ce181e" fo:font-size="18pt" fo:font-style="normal" fo:font-weight="bold" officeooo:rsid="005b2b29" style:font-size-asian="18pt" style:font-style-asian="normal" style:font-weight-asian="bold" style:font-size-complex="18pt" style:font-style-complex="normal" style:font-weight-complex="bold"/>
    </style:style>
    <style:style style:name="T63" style:family="text">
      <style:text-properties fo:color="#ce181e" officeooo:rsid="006205e8"/>
    </style:style>
    <style:style style:name="T64" style:family="text">
      <style:text-properties fo:color="#ce181e" fo:font-size="15pt" fo:font-style="normal" fo:font-weight="bold" style:font-size-asian="15pt" style:font-style-asian="normal" style:font-weight-asian="bold" style:font-size-complex="15pt" style:font-style-complex="normal" style:font-weight-complex="bold"/>
    </style:style>
    <style:style style:name="T65" style:family="text">
      <style:text-properties fo:color="#ce181e" fo:font-size="15pt" fo:font-style="normal" fo:font-weight="bold" officeooo:rsid="0075ea1d" style:font-size-asian="15pt" style:font-style-asian="normal" style:font-weight-asian="bold" style:font-size-complex="15pt" style:font-style-complex="normal" style:font-weight-complex="bold"/>
    </style:style>
    <style:style style:name="T66" style:family="text">
      <style:text-properties fo:color="#ce181e" fo:font-size="15pt" fo:font-style="normal" style:font-size-asian="15pt" style:font-style-asian="normal" style:font-size-complex="15pt" style:font-style-complex="normal"/>
    </style:style>
    <style:style style:name="T67" style:family="text">
      <style:text-properties fo:color="#1c3687"/>
    </style:style>
    <style:style style:name="T68" style:family="text">
      <style:text-properties fo:color="#1c3687" fo:font-size="15pt" fo:font-style="italic" fo:font-weight="normal" officeooo:rsid="0068efef" style:font-size-asian="13.1000003814697pt" style:font-style-asian="italic" style:font-weight-asian="normal" style:font-size-complex="15pt" style:font-style-complex="italic" style:font-weight-complex="normal"/>
    </style:style>
    <style:style style:name="T69" style:family="text">
      <style:text-properties fo:color="#1c3687" fo:font-size="15pt" fo:font-style="italic" style:font-size-asian="15pt" style:font-style-asian="italic" style:font-size-complex="15pt" style:font-style-complex="italic"/>
    </style:style>
    <style:style style:name="T70" style:family="text">
      <style:text-properties fo:color="#1c3687" fo:font-size="15pt" fo:font-weight="normal" style:font-size-asian="13.1000003814697pt" style:font-weight-asian="normal" style:font-size-complex="15pt" style:font-weight-complex="normal"/>
    </style:style>
    <style:style style:name="T71" style:family="text">
      <style:text-properties fo:color="#1c3687" fo:font-size="15pt" fo:font-weight="normal" officeooo:rsid="0068efef" style:font-size-asian="13.1000003814697pt" style:font-weight-asian="normal" style:font-size-complex="15pt" style:font-weight-complex="normal"/>
    </style:style>
    <style:style style:name="T72" style:family="text">
      <style:text-properties fo:color="#1c3687" fo:font-style="italic" style:font-style-asian="italic" style:font-style-complex="italic"/>
    </style:style>
    <style:style style:name="T73" style:family="text">
      <style:text-properties fo:color="#182f7c"/>
    </style:style>
    <style:style style:name="T74" style:family="text">
      <style:text-properties fo:color="#182f7c" officeooo:rsid="00265b46"/>
    </style:style>
    <style:style style:name="T75" style:family="text">
      <style:text-properties fo:color="#182f7c" fo:font-size="15pt" officeooo:rsid="002d04aa" style:font-size-asian="15pt" style:font-size-complex="15pt"/>
    </style:style>
    <style:style style:name="T76" style:family="text">
      <style:text-properties fo:color="#182f7c" fo:font-size="15pt" officeooo:rsid="0041c56e" style:font-size-asian="13.1000003814697pt" style:font-size-complex="15pt"/>
    </style:style>
    <style:style style:name="T77" style:family="text">
      <style:text-properties fo:color="#182f7c" officeooo:rsid="002983f5"/>
    </style:style>
    <style:style style:name="T78" style:family="text">
      <style:text-properties fo:color="#182f7c" officeooo:rsid="003d8ae8"/>
    </style:style>
    <style:style style:name="T79" style:family="text">
      <style:text-properties officeooo:rsid="0065462d"/>
    </style:style>
    <style:style style:name="T80" style:family="text">
      <style:text-properties fo:font-weight="normal" style:font-weight-asian="normal" style:font-weight-complex="normal"/>
    </style:style>
    <style:style style:name="T81" style:family="text">
      <style:text-properties officeooo:rsid="006bd1be"/>
    </style:style>
    <style:style style:name="T82" style:family="text">
      <style:text-properties officeooo:rsid="006d4b43"/>
    </style:style>
    <style:style style:name="T83" style:family="text">
      <style:text-properties style:text-line-through-style="none" style:text-line-through-type="none"/>
    </style:style>
    <style:style style:name="T84" style:family="text">
      <style:text-properties style:text-line-through-style="none" style:text-line-through-type="none" officeooo:rsid="00734297"/>
    </style:style>
    <style:style style:name="T85" style:family="text">
      <style:text-properties officeooo:rsid="0073429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tab/><text:tab/><text:tab/><text:tab/><text:tab/>YOCTO PROJECT</text:p>
      <text:p text:style-name="P1"/>
      <text:p text:style-name="P1"/>
      <text:p text:style-name="P1"/>
      <text:p text:style-name="P13">Steps followed to generate an Image using yocto project:</text:p>
      <text:p text:style-name="P18"/>
      <text:p text:style-name="P18"/>
      <text:p text:style-name="P18"/>
      <text:list xml:id="list2955990432" text:style-name="L1">
        <text:list-item>
          <text:p text:style-name="P41"><text:span text:style-name="T18">We have to first download the yocto project bu using <text:s text:c="2"/></text:span><text:span text:style-name="T75">git</text:span><text:span text:style-name="T18"> </text:span><text:span text:style-name="T75">clone</text:span><text:span text:style-name="T18"> -</text:span><text:span text:style-name="T75">b</text:span><text:span text:style-name="T18"> </text:span><text:span text:style-name="T75">sumo</text:span><text:span text:style-name="T18"> </text:span><text:span text:style-name="T75">git://git</text:span><text:span text:style-name="T18">.</text:span><text:span text:style-name="T75">yocto</text:span><text:span text:style-name="T18"> </text:span><text:span text:style-name="T75">project</text:span><text:span text:style-name="T18">.</text:span><text:span text:style-name="T75">org</text:span><text:span text:style-name="T18">/</text:span><text:span text:style-name="T75">poky</text:span><text:span text:style-name="T18">.</text:span><text:span text:style-name="T75">git</text:span><text:span text:style-name="T18"> .</text:span></text:p>
        </text:list-item>
      </text:list>
      <text:list xml:id="list2293899766" text:style-name="L2">
        <text:list-item>
          <text:p text:style-name="P42"><text:s/><text:span text:style-name="T7">By </text:span>downloading yocto project <text:s/>it creates a directory called poky.</text:p>
        </text:list-item>
        <text:list-item>
          <text:p text:style-name="P42">Now we have to go to poky directory,<text:span text:style-name="T1">there are layers in poky like meta,meta yacto bsp etc..</text:span></text:p>
          <text:list>
            <text:list-header>
              <text:p text:style-name="P48">$ cd poky</text:p>
            </text:list-header>
          </text:list>
        </text:list-item>
        <text:list-item>
          <text:p text:style-name="P43">To create Image by the default machine configuration <text:s/>then build an enviornment by using <text:span text:style-name="T77">source</text:span><text:span text:style-name="T5"> </text:span><text:span text:style-name="T77">oe</text:span><text:span text:style-name="T5">-</text:span><text:span text:style-name="T77">init</text:span><text:span text:style-name="T5">-</text:span><text:span text:style-name="T77">build</text:span><text:span text:style-name="T5">-</text:span><text:span text:style-name="T77">env</text:span>.</text:p>
          <text:p text:style-name="P49"><text:s text:c="5"/><text:span text:style-name="T8">$ source oe-init-build-env</text:span></text:p>
        </text:list-item>
        <text:list-item>
          <text:p text:style-name="P43">After creating an enviornment you will be automatically directed to build directory .</text:p>
        </text:list-item>
        <text:list-item>
          <text:p text:style-name="P44">After entering into build directory we have to create Image by using <text:span text:style-name="T73">bitbake</text:span> <text:span text:style-name="T73">core</text:span><text:span text:style-name="T4">-</text:span><text:span text:style-name="T73">image</text:span><text:span text:style-name="T4">-</text:span><text:span text:style-name="T73">minimal</text:span> or <text:span text:style-name="T73">sato</text:span> based on our requirement.</text:p>
          <text:list>
            <text:list-header>
              <text:p text:style-name="P48">poky/build $ bitbake core-image-minimal</text:p>
            </text:list-header>
          </text:list>
        </text:list-item>
        <text:list-item>
          <text:p text:style-name="P43">Then it takes some time to create Image for default configuration.</text:p>
        </text:list-item>
        <text:list-item>
          <text:p text:style-name="P45">It downloads all tarballs required to build image , all are present in default directory.</text:p>
          <text:list>
            <text:list-header>
              <text:p text:style-name="P48">$ poky/build/downloads </text:p>
            </text:list-header>
          </text:list>
        </text:list-item>
        <text:list-item>
          <text:p text:style-name="P43">After succesfully completion of all tasks the Image for default machine is created .</text:p>
        </text:list-item>
        <text:list-item>
          <text:p text:style-name="P43">To see the Image created ,go to build directory/tmp directory/deploy directory/imagesdirectory.</text:p>
          <text:p text:style-name="P48">$ poky/build/tmp/deploy/images</text:p>
        </text:list-item>
        <text:list-item>
          <text:p text:style-name="P43">Then you see the created image for default configuration.</text:p>
          <text:p text:style-name="P48">$ poky/build/tmp/deploy/images/qemux86</text:p>
        </text:list-item>
      </text:list>
      <text:p text:style-name="P25"/>
      <text:p text:style-name="P25"/>
      <text:p text:style-name="P14">Steps followed to generate zImage and uImage for our required machine configuration:</text:p>
      <text:p text:style-name="P2"/>
      <text:p text:style-name="P2"/>
      <text:list xml:id="list2021604657" text:style-name="L3">
        <text:list-item>
          <text:p text:style-name="P60">To generate uImage and zImage for our required machine we have to go to the poky directory/meta directory/conf directory.</text:p>
        </text:list-item>
        <text:list-item>
          <text:p text:style-name="P61">In conf directory we have machine directory ,goto machine directory then we have all <text:s/>t<text:span text:style-name="T6">a</text:span>rget machines .</text:p>
        </text:list-item>
        <text:list-item>
          <text:p text:style-name="P62"><text:soft-page-break/>Select any one of our required machines and insert a macro called <text:span text:style-name="T67">KERNEL_IMAGE_TYPE =”uImage”</text:span> for generation of uImage, or type <text:span text:style-name="T67">KERNEL-IMAGE_TYPE</text:span>=”<text:span text:style-name="T67">zImage</text:span>” for generation of zImage.</text:p>
          <text:p text:style-name="P63">$ poky/meta-yacto-bsp/conf/machine/machine name.conf</text:p>
        </text:list-item>
        <text:list-item>
          <text:p text:style-name="P61">After that come to the build directory /<text:span text:style-name="T2">conf directory , in conf directory goto the local.conf file and select the machine in which you edited in meta layer or meta-yacto-bsp.</text:span></text:p>
          <text:p text:style-name="P50">$poky/build/conf/local.conf</text:p>
        </text:list-item>
        <text:list-item>
          <text:p text:style-name="P64">Then generate the required image by using bitbake command like, <text:span text:style-name="T67">bitbake</text:span> <text:span text:style-name="T67">core</text:span><text:span text:style-name="T4">-</text:span><text:span text:style-name="T67">image</text:span><text:span text:style-name="T4">-</text:span><text:span text:style-name="T67">minimal</text:span> <text:span text:style-name="T6">or</text:span> <text:span text:style-name="T67">sato</text:span>.</text:p>
        </text:list-item>
        <text:list-item>
          <text:p text:style-name="P47">Then after succesfully completion of all tasks then it creates Image for our required machine in build/tmp/images directory .</text:p>
          <text:p text:style-name="P51">$ poky/build/tmp/deploy/images</text:p>
        </text:list-item>
      </text:list>
      <text:p text:style-name="P6"/>
      <text:p text:style-name="P12">Steps followed to generate zImage and uImage <text:s/>for our required machine configuration <text:s/>by adding a new layer and recipe :</text:p>
      <text:p text:style-name="P3"/>
      <text:p text:style-name="P3"/>
      <text:list xml:id="list2186213706" text:style-name="L4">
        <text:list-item>
          <text:p text:style-name="P65">To create a new our own layer we have to use a command called <text:span text:style-name="T67">bitbake</text:span><text:span text:style-name="T4">-</text:span><text:span text:style-name="T67">layers</text:span> <text:s/><text:span text:style-name="T67">create</text:span><text:span text:style-name="T4">-</text:span><text:span text:style-name="T67">layer</text:span> <text:s/><text:span text:style-name="T67">layer</text:span> <text:span text:style-name="T67">name</text:span> .</text:p>
          <text:p text:style-name="P52">Poky $ bitbake-layers create-layer layer name</text:p>
        </text:list-item>
        <text:list-item>
          <text:p text:style-name="P66">It is better to start our own layer name with meta-layer name .</text:p>
          <text:p text:style-name="P52">Poky $ bitbake-layers create-layer meta-own name</text:p>
        </text:list-item>
        <text:list-item>
          <text:p text:style-name="P66">Then it creates a layer with the required directories.</text:p>
        </text:list-item>
        <text:list-item>
          <text:p text:style-name="P66">To create a recipe for the layer we have to go to the layer directory/recipes example/example.</text:p>
          <text:p text:style-name="P52">$ poky/meta-own name/recipes-example/example/recipe name .bb</text:p>
        </text:list-item>
        <text:list-item>
          <text:p text:style-name="P68">add compatible version as sumo </text:p>
          <text:p text:style-name="P52">$ poky/meta-own name/conf/layer.conf</text:p>
        </text:list-item>
        <text:list-item>
          <text:p text:style-name="P68">add LAYERSERIES_COMPAT_meta-mylayer="sumo".</text:p>
        </text:list-item>
        <text:list-item>
          <text:p text:style-name="P66">In the example directory we have to create a recipe name ends with .bb.</text:p>
        </text:list-item>
        <text:list-item>
          <text:p text:style-name="P66">Write a small program like hello world outside of recipe,and add that file in that recipe .</text:p>
        </text:list-item>
        <text:list-item>
          <text:p text:style-name="P66">Remaining steps are same as before generation of uImage and zImage.</text:p>
        </text:list-item>
      </text:list>
      <text:p text:style-name="P21"/>
      <text:p text:style-name="P21"/>
      <text:p text:style-name="P11">Steps followed to generate zImage and uImage for our new layer by adding C -Makefile:</text:p>
      <text:p text:style-name="P4"/>
      <text:p text:style-name="P4"/>
      <text:p text:style-name="P4"/>
      <text:list xml:id="list1103564158" text:style-name="L5">
        <text:list-item>
          <text:p text:style-name="P67">After creating our own layer and recipe <text:s/>now create a C makefile by adding multiple c programs in makefile.</text:p>
        </text:list-item>
        <text:list-item>
          <text:p text:style-name="P67"><text:soft-page-break/>Then execute the makefile independently by using command make.</text:p>
        </text:list-item>
        <text:list-item>
          <text:p text:style-name="P67">After successfully making the file, add the makefile in the recipe which we have created.</text:p>
        </text:list-item>
        <text:list-item>
          <text:p text:style-name="P69">In the recipe to complie the makefile we use command called <text:span text:style-name="T67">oe_runmake</text:span>.</text:p>
        </text:list-item>
        <text:list-item>
          <text:p text:style-name="P69">If the created makefile have any errors then <text:span text:style-name="T67">oe_runmake</text:span> fails.</text:p>
        </text:list-item>
        <text:list-item>
          <text:p text:style-name="P70">After solving all the errors, we have to build Image for our required machine and our own recipe <text:s/>by using bitbake <text:span text:style-name="T67">core</text:span><text:span text:style-name="T4">-</text:span><text:span text:style-name="T67">image</text:span><text:span text:style-name="T4">-</text:span><text:span text:style-name="T67">minimal</text:span> or <text:span text:style-name="T67">sato</text:span>.</text:p>
        </text:list-item>
        <text:list-item>
          <text:p text:style-name="P70">We can see our image in build/tmp/deploy/images.</text:p>
        </text:list-item>
      </text:list>
      <text:p text:style-name="P7"/>
      <text:p text:style-name="P10">Steps followed to generate zImage and uimage for new layer by adding generic makefile:</text:p>
      <text:p text:style-name="P5"/>
      <text:p text:style-name="P5"/>
      <text:list xml:id="list2183141983" text:style-name="L6">
        <text:list-item>
          <text:p text:style-name="P71">The main advantage for making a generic makefile is <text:s/>if you make a multiple c files then you can’t add every c file into the c -makefile .</text:p>
        </text:list-item>
        <text:list-item>
          <text:p text:style-name="P71">So to avoid this problem with multiplec files we have to make generic makefile.</text:p>
        </text:list-item>
        <text:list-item>
          <text:p text:style-name="P71">In generic makefile all the .c files should be in one directory.</text:p>
        </text:list-item>
        <text:list-item>
          <text:p text:style-name="P71">Then all the object files will be generated can be placed in one directory ,and executable file generated can be placed in one directory .</text:p>
        </text:list-item>
        <text:list-item>
          <text:p text:style-name="P72">By this there is no need of adding all c files to make file , all are added <text:span text:style-name="T3">by giving a src directory by using <text:s/>command</text:span></text:p>
        </text:list-item>
        <text:list-item>
          <text:p text:style-name="P72"><text:span text:style-name="T3"><text:s/></text:span><text:span text:style-name="T74">srcfiles:=$(wildcard $(srcdir)/*.c).</text:span></text:p>
        </text:list-item>
        <text:list-item>
          <text:p text:style-name="P73">in above command srcdir is the path of c files present.wildcard will take all the .c files present in that path.</text:p>
        </text:list-item>
        <text:list-item>
          <text:p text:style-name="P73">After creating generic makefile , add the makefile to the recipe that we previously made.</text:p>
        </text:list-item>
        <text:list-item>
          <text:p text:style-name="P73">Remaining steps are same as previously generated Image.</text:p>
        </text:list-item>
        <text:list-item>
          <text:p text:style-name="P73">Genetate the Image by using the command bitbake <text:span text:style-name="T67">core</text:span>-<text:span text:style-name="T67">image</text:span>-<text:span text:style-name="T67">minimal</text:span> or <text:span text:style-name="T67">sato</text:span>.</text:p>
        </text:list-item>
      </text:list>
      <text:p text:style-name="P19"/>
      <text:p text:style-name="P19"/>
      <text:p text:style-name="P19"/>
      <text:p text:style-name="P9">Steps followed for <text:s/>choosing our own machine :</text:p>
      <text:p text:style-name="P8"/>
      <text:p text:style-name="P8"/>
      <text:list xml:id="list2564194263" text:style-name="L7">
        <text:list-item>
          <text:p text:style-name="P74">first download the layer of your machine in layer.open embeddedcore.</text:p>
        </text:list-item>
        <text:list-item>
          <text:p text:style-name="P74">After successfully downloaded, you can see a new layer is created in poky.</text:p>
        </text:list-item>
        <text:list-item>
          <text:p text:style-name="P74"><text:soft-page-break/>Go to the layer directory/con<text:span text:style-name="T9">f</text:span>/layer.conf and add LAYERSERIES_COMPAT as sumo.</text:p>
          <text:p text:style-name="P53">$ poky/meta-layer/conf/layer.conf</text:p>
        </text:list-item>
        <text:list-item>
          <text:p text:style-name="P74">Go to the machine directory and there will be machines ,so select machine make changes according to our requirement.</text:p>
          <text:p text:style-name="P53">$ poky/meta-layer/conf/machine</text:p>
        </text:list-item>
        <text:list-item>
          <text:p text:style-name="P74">Goto build directory/ conf/bblayers .conf and add layer which we downloaded.</text:p>
          <text:p text:style-name="P54">$poky/build/conf/bblayers.conf</text:p>
        </text:list-item>
        <text:list-item>
          <text:p text:style-name="P74">Got to local . Conf and add machine which we just edited in the layer.</text:p>
          <text:p text:style-name="P55">$poky/build/conf/local.conf</text:p>
        </text:list-item>
        <text:list-item>
          <text:p text:style-name="P74">Generate image by using bitbake core-image-minimal. </text:p>
          <text:p text:style-name="P53">$ <text:s/>poky/build /bitbake core-image-minimal</text:p>
          <text:p text:style-name="P75"><text:s text:c="4"/></text:p>
        </text:list-item>
      </text:list>
      <text:p text:style-name="P17">steps followed to generate an image without using internet</text:p>
      <text:p text:style-name="P22"/>
      <text:p text:style-name="P22"/>
      <text:list xml:id="list2714320796" text:style-name="L8">
        <text:list-item>
          <text:p text:style-name="P79">To generate the image without using internet we have to change some configurations .</text:p>
        </text:list-item>
        <text:list-item>
          <text:p text:style-name="P79">First go to poky directory/build/conf/local.conf file.</text:p>
          <text:p text:style-name="P58">$ poky/build/conf/local.conf</text:p>
        </text:list-item>
        <text:list-item>
          <text:p text:style-name="P79">Add a macro in local.conf file as <text:span text:style-name="T73">BB_NO_NETWORK=”1”.</text:span></text:p>
        </text:list-item>
        <text:list-item>
          <text:p text:style-name="P80">Before using this macro first we need to run with internet ,then it downloads all the packages required.</text:p>
        </text:list-item>
        <text:list-item>
          <text:p text:style-name="P79">By this macro the build system will not use internet to download packages .</text:p>
        </text:list-item>
        <text:list-item>
          <text:p text:style-name="P79"><text:span text:style-name="T10">All the packages are downloaded </text:span><text:s/><text:span text:style-name="T10">in </text:span><text:span text:style-name="T78">$poky/build/downloads directory</text:span></text:p>
        </text:list-item>
        <text:list-item>
          <text:p text:style-name="P81">the DL-DIR variable represents the default directory.</text:p>
        </text:list-item>
        <text:list-item>
          <text:p text:style-name="P81">All the needed packages are taken from the downloads directory which are already previously downloaded.</text:p>
        </text:list-item>
        <text:list-item>
          <text:p text:style-name="P84">If <text:span text:style-name="T11">BB_NO_NETWORK </text:span>set to "1", allows fetches from mirrors that are specified <text:span text:style-name="T11">in sstate mirrors .</text:span></text:p>
          <text:p text:style-name="P88">INHERIT+= “own-mirrors”</text:p>
          <text:p text:style-name="P85">SOURCE_MIRROR_URL= “ path from where the source to be fetched before attempting to download from SRC_URI”.</text:p>
        </text:list-item>
        <text:list-item>
          <text:p text:style-name="P84"><text:span text:style-name="T11">To</text:span> work even when fetching from the network is disabled by <text:span text:style-name="T11">setting BB_NO_NETWORK=</text:span> "1". Using <text:span text:style-name="T11">the SSTATE_MIRROR_ALLOW_NETWORK </text:span>variable is useful if you have <text:soft-page-break/><text:span text:style-name="T11">set SSTATE_MIRRORS to </text:span><text:s/>point to an internal server for your shared state cache, but you want to disable any other fetching from the network. </text:p>
        </text:list-item>
        <text:list-item>
          <text:p text:style-name="P81">Select machine from <text:span text:style-name="T73">$poky/build/conf/local.conf </text:span>by uncommenting the machine.</text:p>
        </text:list-item>
        <text:list-item>
          <text:p text:style-name="P81">Generate the image by using bitbake command.</text:p>
          <text:p text:style-name="P59">$ poky/build/bitbake core-image-minimal.</text:p>
        </text:list-item>
      </text:list>
      <text:p text:style-name="P23"/>
      <text:p text:style-name="P23"/>
      <text:p text:style-name="P16">Steps followed <text:s/><text:span text:style-name="T11">to generate image by using externel source</text:span></text:p>
      <text:p text:style-name="P20"/>
      <text:list xml:id="list3135773367" text:style-name="L9">
        <text:list-item>
          <text:p text:style-name="P76">suppose we have to build software by using externel source files that are outside of open embedded build ststem, then in local.conf file in build directory we have to add macros like <text:s/></text:p>
          <text:p text:style-name="P56">“<text:span text:style-name="T12">inherit externel src”.</text:span></text:p>
          <text:p text:style-name="P57">EXTERNELSRC= “path to the sources required to build image”.</text:p>
        </text:list-item>
        <text:list-item>
          <text:p text:style-name="P77">Externel src class supports building of software from source code that is externel to the open embedded build system.</text:p>
        </text:list-item>
        <text:list-item>
          <text:p text:style-name="P86">To build from software that comes from an external source, all you need to do is inherit the external class <text:s/>and then set the EXTERNALSRC variable to point to your external source code. Here are the statements to put in your local.conf file:</text:p>
          <text:p text:style-name="P89">INHERIT += “externalsrc”</text:p>
          <text:p text:style-name="P112"><text:span text:style-name="T42">E</text:span><text:span text:style-name="T41">XTERNAL_pn_myrecipe=path to the source tree.</text:span></text:p>
        </text:list-item>
      </text:list>
      <text:p text:style-name="P39"><text:s text:c="16"/></text:p>
      <text:list xml:id="list172846981919010" text:continue-numbering="true" text:style-name="L9">
        <text:list-item>
          <text:p text:style-name="P114"><text:span text:style-name="T14">This next example shows how to accomplish the same thing by setting </text:span><text:span text:style-name="T15">EXTERNAL_SRC in </text:span><text:span text:style-name="T14">the recipe itself or in the recipe's append file:</text:span></text:p>
          <text:p text:style-name="P113"><text:span text:style-name="T42">E</text:span><text:span text:style-name="T41">XTERNALSRC= “path”</text:span></text:p>
          <text:p text:style-name="P90">EXTERNALSRC_BUILD= “path”</text:p>
        </text:list-item>
      </text:list>
      <text:p text:style-name="P39"><text:s text:c="16"/></text:p>
      <text:p text:style-name="P15">Steps <text:s/>followed to generate sdk(software development kit):</text:p>
      <text:p text:style-name="P24"/>
      <text:list xml:id="list3252360161" text:style-name="L10">
        <text:list-item>
          <text:p text:style-name="P78">Generally we have two ways to generate sdk <text:s/>they are .</text:p>
          <text:p text:style-name="P78"/>
        </text:list-item>
        <text:list-item>
          <text:p text:style-name="P82"><text:span text:style-name="T15"><text:s/></text:span><text:span text:style-name="T16">First y</text:span><text:span text:style-name="T19">ou can download a tarball installer, which includes the pre-built toolchain, </text:span><text:span text:style-name="T20">the runqemu script </text:span><text:span text:style-name="T19"><text:s/>and support files from the appropriate directory under </text:span><text:a xlink:type="simple" xlink:href="http://downloads.yoctoproject.org/releases/yocto/yocto-2.1/toolchain/" office:target-frame-name="_top" xlink:show="replace" text:style-name="Internet_20_link" text:visited-style-name="Visited_20_Internet_20_Link"><text:span text:style-name="T19">http://downloads.yoctoproject.org/releases/yocto/yocto-</text:span></text:a><text:soft-page-break/><text:a xlink:type="simple" xlink:href="http://downloads.yoctoproject.org/releases/yocto/yocto-2.1/toolchain/" office:target-frame-name="_top" xlink:show="replace" text:style-name="Internet_20_link" text:visited-style-name="Visited_20_Internet_20_Link"><text:span text:style-name="T19">2.1/toolchain/</text:span></text:a><text:span text:style-name="T19">. Toolchains are available for 32-bit and 64-bit x86 development systems from the </text:span><text:span text:style-name="Source_20_Text"><text:span text:style-name="T19">i686</text:span></text:span><text:span text:style-name="T19"> and </text:span><text:span text:style-name="Source_20_Text"><text:span text:style-name="T19">x86_64</text:span></text:span><text:span text:style-name="T19"> directories, respectively. The toolchains the Yocto Project provides are based off </text:span><text:span text:style-name="T20">the core-image-sato image</text:span><text:span text:style-name="T19"> and contain libraries appropriate for developing against that image. Each type of development system supports five or more target architectures. </text:span></text:p>
          <text:p text:style-name="P46"/>
        </text:list-item>
        <text:list-item>
          <text:p text:style-name="P116">The names of the tarball installer scripts are such that a string representing the host system appears first in the filename and then is immediately followed by a string representing the target architecture. </text:p>
        </text:list-item>
        <text:list-item>
          <text:p text:style-name="P91">poky-glibc-host_system-image_type-arch-toolchain-release_version.sh</text:p>
        </text:list-item>
        <text:list-item>
          <text:p text:style-name="P118">where:</text:p>
        </text:list-item>
        <text:list-item>
          <text:p text:style-name="P118">host_system is a string representating your development system <text:s/></text:p>
          <text:list>
            <text:list-item>
              <text:list>
                <text:list-header>
                  <text:p text:style-name="P118">i686 or x86_64</text:p>
                </text:list-header>
              </text:list>
            </text:list-item>
          </text:list>
        </text:list-item>
        <text:list-item>
          <text:p text:style-name="P118">image_type is the image foe which the sdk was built.</text:p>
        </text:list-item>
        <text:list-item>
          <text:p text:style-name="P118">Arch is a string reoresenting the tuned target architecture:</text:p>
          <text:p text:style-name="P118">i586,x86_64.powerpc.mips,arm7a or arm5te.</text:p>
        </text:list-item>
        <text:list-item>
          <text:p text:style-name="P118">After downloading the required sdk file then we will get .sh file in <text:s/></text:p>
          <text:p text:style-name="P91">$cd poky/build/tmp/deploy/sdk.</text:p>
        </text:list-item>
        <text:list-item>
          <text:p text:style-name="P118">We have to run the .sh file by using ./.sh file.</text:p>
        </text:list-item>
        <text:list-item>
          <text:p text:style-name="P118">Then we should give the required directory where to place the sdk.</text:p>
        </text:list-item>
        <text:list-item>
          <text:p text:style-name="P147"><text:span text:style-name="T19">After giving the directory we will get the sdk file in <text:s/>directory, </text:span><text:span text:style-name="T21">in that directory we will be having sysroots directory, in that we will be having kernel for target and applications which run on target.</text:span></text:p>
        </text:list-item>
        <text:list-item>
          <text:p text:style-name="P119">Second method is easy compared to first one </text:p>
        </text:list-item>
        <text:list-item>
          <text:p text:style-name="P119">we have to select machine in local.conf file in build directory.</text:p>
        </text:list-item>
        <text:list-item>
          <text:p text:style-name="P92">$poky/build/local.conf</text:p>
        </text:list-item>
        <text:list-item>
          <text:p text:style-name="P119">then we have to add command <text:s/><text:span text:style-name="T73">bitbake -c populate_sdk image name .</text:span></text:p>
        </text:list-item>
        <text:list-item>
          <text:p text:style-name="P120">It will take some time to download and remaining process is same as first one.</text:p>
        </text:list-item>
      </text:list>
      <text:p text:style-name="P35"><text:soft-page-break/><text:span text:style-name="T52">s</text:span><text:span text:style-name="T51">teps followed to generate esdk(extensible software development kit):</text:span></text:p>
      <text:p text:style-name="P29"/>
      <text:list xml:id="list172848376622795" text:continue-numbering="true" text:style-name="L10">
        <text:list-item>
          <text:p text:style-name="P126">we have two ways which are same as sdk to generate esdk </text:p>
        </text:list-item>
        <text:list-item>
          <text:p text:style-name="P126">After successfully downloading the esdk file and running the .sh file done </text:p>
        </text:list-item>
        <text:list-item>
          <text:p text:style-name="P126">we can now add new recipes ,modify the existing recipes and editing recipe by using a macro called devtool.</text:p>
        </text:list-item>
        <text:list-item>
          <text:p text:style-name="P126">There are some macros which are used they are</text:p>
        </text:list-item>
        <text:list-item>
          <text:p text:style-name="P115"><text:span text:style-name="T27"><text:s/></text:span><text:span text:style-name="T76">$devtool add recipe name:</text:span></text:p>
          <text:p text:style-name="P126">by this command our recipe will be added in the workspace in build directory.</text:p>
          <text:p text:style-name="P96">$poky/build/workspace</text:p>
          <text:p text:style-name="P126">we have to edit for our requirements.</text:p>
        </text:list-item>
        <text:list-item>
          <text:p text:style-name="P96">$devtool edit-recipe recipe name :</text:p>
          <text:p text:style-name="P126">by this command we can edit the recipe which we added .</text:p>
        </text:list-item>
        <text:list-item>
          <text:p text:style-name="P96">$devtool build recipe name :</text:p>
          <text:p text:style-name="P126">it is same as bitbake recipe name .</text:p>
        </text:list-item>
        <text:list-item>
          <text:p text:style-name="P96">$devtool update-recipe recipe-name</text:p>
          <text:p text:style-name="P126">after editing the recipe , by this command the recipe gets updated.</text:p>
        </text:list-item>
        <text:list-item>
          <text:p text:style-name="P126"><text:span text:style-name="T73">$devtool build-image image</text:span> </text:p>
          <text:p text:style-name="P127">by this the recipes which are added in workspace will get added into the image.</text:p>
        </text:list-item>
        <text:list-item>
          <text:p text:style-name="P128">The advantage of esdk is we can add the recipes ,edit it , build it without <text:span text:style-name="T55">doing from first step.</text:span></text:p>
        </text:list-item>
        <text:list-item>
          <text:p text:style-name="P117"><text:span text:style-name="T54"><text:s/></text:span>The Yocto Project Extensible SDK (eSDK) has tools that allow you to easily add new applications and libraries to an image, modify the source of an existing component and test changes on the target hardware. The main benefit over the standard SDK is improved team workflow due to tighter integration with the OpenEmbedded build system. </text:p>
        </text:list-item>
      </text:list>
      <text:p text:style-name="P26"><text:soft-page-break/></text:p>
      <text:p text:style-name="P26"><text:tab/><text:tab/><text:tab/><text:tab/><text:tab/><text:tab/><text:span text:style-name="T61">GIT</text:span></text:p>
      <text:list xml:id="list3442035859" text:style-name="L11">
        <text:list-header>
          <text:p text:style-name="P129"/>
        </text:list-header>
        <text:list-item>
          <text:p text:style-name="P129">Git is a software that helps the group of developers work simultaneously.</text:p>
        </text:list-item>
      </text:list>
      <text:list xml:id="list2281270012" text:style-name="L12">
        <text:list-item>
          <text:p text:style-name="P130">Git is a distributed revision control and source code management system with an emphasis on speed. Git was initially designed and developed by Linus Torvalds for Linux kernel development. Git is a free software distributed under the terms of the GNU General Public License version 2. </text:p>
        </text:list-item>
      </text:list>
      <text:p text:style-name="P30">Distributed version control system</text:p>
      <text:list xml:id="list3460830667" text:style-name="L13">
        <text:list-item>
          <text:p text:style-name="P121">DVCS clients not only check out the latest snapshot of the directory but they also fully mirror the repository. If the server goes down, then the repository from any client can be copied back to the server to restore it. Every checkout is a full backup of the repository. Git does not rely on the central server and that is why you can perform many operations when you are offline. You can commit changes, create branches, view logs, and perform other operations when you are offline. You require network connection only to publish your changes and take the latest changes.</text:p>
        </text:list-item>
        <text:list-item>
          <text:p text:style-name="P148"><text:span text:style-name="T21">I</text:span><text:span text:style-name="T19">n git the work done by developers will be stored in servers with proper mirrors for the data , so if there is any problem with the server then data from any client can be sent to server again.</text:span></text:p>
        </text:list-item>
      </text:list>
      <text:p text:style-name="P34"><text:span text:style-name="T19">Steps to </text:span><text:span text:style-name="T22">be followed to add files to git repository</text:span></text:p>
      <text:list xml:id="list3072654644" text:style-name="L14">
        <text:list-item>
          <text:p text:style-name="P131">first of all before adding files to git repository we should have an account in git .</text:p>
        </text:list-item>
        <text:list-item>
          <text:p text:style-name="P131"><text:span text:style-name="T79">Go to github.com and c</text:span>reate an account in git by adding username and password.</text:p>
        </text:list-item>
        <text:list-item>
          <text:p text:style-name="P131">Log in to account and create a repository with your own name.</text:p>
        </text:list-item>
        <text:list-item>
          <text:p text:style-name="P131">Make a directory of your choice and add files in directory</text:p>
          <text:p text:style-name="P97">$mkdir directory name</text:p>
        </text:list-item>
        <text:list-item>
          <text:p text:style-name="P122">now we have to link this directory to our repository in git.</text:p>
        </text:list-item>
        <text:list-item>
          <text:p text:style-name="P122">First initialise git in our directory by using command git init.</text:p>
          <text:p text:style-name="P93">Dir name$git init</text:p>
        </text:list-item>
        <text:list-item>
          <text:p text:style-name="P122"><text:soft-page-break/>The files which we want to add to our repository should be added to staging area by using git add filename.</text:p>
          <text:p text:style-name="P93">$git add filename</text:p>
        </text:list-item>
        <text:list-item>
          <text:p text:style-name="P123">we should configure by using the following command</text:p>
          <text:p text:style-name="P94">$git config –global user.name “username which is given in git account”</text:p>
          <text:p text:style-name="P94">$git config –global user.email “user email used in git account”</text:p>
        </text:list-item>
        <text:list-item>
          <text:p text:style-name="P123">we want to commit the added files to add a branch .</text:p>
        </text:list-item>
        <text:list-item>
          <text:p text:style-name="P94">$git commit -m “anything which describes your new file”</text:p>
        </text:list-item>
        <text:list-item>
          <text:p text:style-name="P123">now we want to link our directory with the git repository by using </text:p>
          <text:p text:style-name="P123"><text:span text:style-name="T73">$git remote add origin </text:span><text:a xlink:type="simple" xlink:href="https://github.com/username" text:style-name="Internet_20_link" text:visited-style-name="Visited_20_Internet_20_Link">https://github.com/username</text:a><text:a xlink:type="simple" xlink:href="https://github.com/usernameof" text:style-name="Internet_20_link" text:visited-style-name="Visited_20_Internet_20_Link"> of</text:a><text:span text:style-name="T73"> git account/repository name .git</text:span></text:p>
        </text:list-item>
        <text:list-item>
          <text:p text:style-name="P123">if the repository is already consist of content then we have to clone the data consist in repository.</text:p>
          <text:p text:style-name="P123"><text:span text:style-name="T73">$git clone </text:span><text:a xlink:type="simple" xlink:href="https://github.com/username" text:style-name="Internet_20_link" text:visited-style-name="Visited_20_Internet_20_Link">https://github.com/username</text:a><text:span text:style-name="T73"> of git account/repository name.git</text:span></text:p>
        </text:list-item>
        <text:list-item>
          <text:p text:style-name="P124"><text:s/>Modify the data content and push the modified data to the serve<text:span text:style-name="T57">r</text:span></text:p>
          <text:p text:style-name="P95">$git commit -m “any content”</text:p>
          <text:p text:style-name="P149"><text:span text:style-name="T73">$git push -u origin master</text:span> </text:p>
        </text:list-item>
        <text:list-item>
          <text:p text:style-name="P125">master is our branch for the repository, if we want to change the branch we can use </text:p>
          <text:p text:style-name="P95">$git branch new branch name</text:p>
          <text:p text:style-name="P95">$git branch checkout, <text:span text:style-name="T13">to change the branch name.</text:span></text:p>
        </text:list-item>
      </text:list>
      <text:p text:style-name="P31">Steps to <text:span text:style-name="T56">be followed to add files to git repository by multiple users </text:span></text:p>
      <text:list xml:id="list494197893" text:style-name="L15">
        <text:list-item>
          <text:p text:style-name="P132">for the multiple users access ,first we have to generate ssh keys to access anothers account.</text:p>
        </text:list-item>
        <text:list-item>
          <text:p text:style-name="P132">Create ssh keys by using </text:p>
          <text:p text:style-name="P98">$ ssh-keygen <text:s/>-t <text:s/>rsa <text:s/>-c <text:s text:c="2"/>“email address”</text:p>
        </text:list-item>
        <text:list-item>
          <text:p text:style-name="P132">by this it creates two files they are id_rsa and id_rsa_pub.</text:p>
        </text:list-item>
        <text:list-item>
          <text:p text:style-name="P132">id_rsa is a private file and we should not share with anyone.</text:p>
        </text:list-item>
        <text:list-item>
          <text:p text:style-name="P132"><text:soft-page-break/>id_rsa_pub is a public file we should add this content of file in the another s git account ,ssh keys which we are going to use .</text:p>
        </text:list-item>
        <text:list-item>
          <text:p text:style-name="P132">Paste the content of public file in ssh keys and add key, this will give the acess to another account.</text:p>
        </text:list-item>
        <text:list-item>
          <text:p text:style-name="P133">If our keys names are given different the we have to add keys </text:p>
          <text:p text:style-name="P99">$ssh-add ~/.ssh/id_rsa.</text:p>
        </text:list-item>
        <text:list-item>
          <text:p text:style-name="P133">In .ssh directory we have to make a file called config</text:p>
        </text:list-item>
        <text:list-item>
          <text:p text:style-name="P133">open it and add this below content.</text:p>
          <text:p text:style-name="P99">Host github-any name.com</text:p>
          <text:p text:style-name="P99">Host name github.com</text:p>
          <text:p text:style-name="P99">user git</text:p>
          <text:p text:style-name="P99">Identity file ~/.ssh/id_rsa</text:p>
        </text:list-item>
        <text:list-item>
          <text:p text:style-name="P133">now we can make a directory </text:p>
        </text:list-item>
        <text:list-item>
          <text:p text:style-name="P134">initialise the directory by using </text:p>
          <text:p text:style-name="P100">$git init.</text:p>
        </text:list-item>
        <text:list-item>
          <text:p text:style-name="P133">Now link this directory with the repository of another account.</text:p>
          <text:p text:style-name="P133"><text:span text:style-name="T73">$git remote add origin </text:span><text:a xlink:type="simple" xlink:href="mailto:git@github-anyname.com" text:style-name="Internet_20_link" text:visited-style-name="Visited_20_Internet_20_Link">git@github-anyname.com</text:a><text:span text:style-name="T73">:username of another account/repository name.git.</text:span></text:p>
        </text:list-item>
        <text:list-item>
          <text:p text:style-name="P133">If the repository already consist of any files then we have to pull the contents to our directory</text:p>
          <text:p text:style-name="P99">$git pull</text:p>
        </text:list-item>
        <text:list-item>
          <text:p text:style-name="P133">then all files will be appeared in your directory.</text:p>
        </text:list-item>
        <text:list-item>
          <text:p text:style-name="P133">Modify the files to your need and add the files to staging area.</text:p>
          <text:p text:style-name="P99">$git add filename</text:p>
        </text:list-item>
        <text:list-item>
          <text:p text:style-name="P133">commit the file <text:span text:style-name="T58">by using </text:span></text:p>
          <text:p text:style-name="P101">$git commit -m “content”</text:p>
        </text:list-item>
        <text:list-item>
          <text:p text:style-name="P135">now push the modified content to the repository</text:p>
        </text:list-item>
        <text:list-item>
          <text:p text:style-name="P136"><text:soft-page-break/>after successfully pushing we can see the content in git server in our repository.</text:p>
        </text:list-item>
      </text:list>
      <text:p text:style-name="P27"/>
      <text:p text:style-name="P28"/>
      <text:p text:style-name="P28"><text:span text:style-name="T63">Steps </text:span><text:span text:style-name="T60"><text:s/>followed for multiple branches in git repository:</text:span></text:p>
      <text:p text:style-name="P27"/>
      <text:list xml:id="list3494570504" text:style-name="L16">
        <text:list-item>
          <text:p text:style-name="P139">make a local repository with any name </text:p>
        </text:list-item>
        <text:list-item>
          <text:p text:style-name="P139">add some files to that repository.</text:p>
        </text:list-item>
        <text:list-item>
          <text:p text:style-name="P139">Link this local repository to the git repository </text:p>
          <text:p text:style-name="P102">$git origin add master gttps://github.com/username og git account/repository which you created.</text:p>
        </text:list-item>
      </text:list>
      <text:list xml:id="list3801069824" text:style-name="L17">
        <text:list-item>
          <text:p text:style-name="P137">presently we will be in master branch for our repository</text:p>
        </text:list-item>
        <text:list-item>
          <text:p text:style-name="P137">to change branch for master to another branch we have to use command </text:p>
          <text:p text:style-name="P103">$git branch new branch name</text:p>
        </text:list-item>
        <text:list-item>
          <text:p text:style-name="P137">now new branch for that repository is created ,to change the branch from master to new branch we have to use command</text:p>
          <text:p text:style-name="P103">$git checkout new branch name.</text:p>
        </text:list-item>
        <text:list-item>
          <text:p text:style-name="P137">Now it changed to new branch , now you can add any data in that files which are present in new branch.</text:p>
        </text:list-item>
        <text:list-item>
          <text:p text:style-name="P138">After successfully modifying the data <text:span text:style-name="T59">we have to add the file to staging area .</text:span></text:p>
          <text:p text:style-name="P104"><text:span text:style-name="T59">$git add modified filename</text:span> .</text:p>
        </text:list-item>
        <text:list-item>
          <text:p text:style-name="P140">Commit the file with your own content,</text:p>
          <text:p text:style-name="P105">$git commit -m “content”</text:p>
        </text:list-item>
        <text:list-item>
          <text:p text:style-name="P140">now push the data to the git server by using command</text:p>
          <text:p text:style-name="P105">$git push -u origin new branch name.</text:p>
        </text:list-item>
        <text:list-item>
          <text:p text:style-name="P140">Now there is another branch present in the repository select that branch and see the data you modified is present or not.</text:p>
        </text:list-item>
      </text:list>
      <text:p text:style-name="P32"/>
      <text:p text:style-name="P32"><text:soft-page-break/></text:p>
      <text:p text:style-name="P32"/>
      <text:p text:style-name="P32">Merging of two branches:</text:p>
      <text:list xml:id="list2535814000" text:style-name="L18">
        <text:list-header>
          <text:p text:style-name="P141"/>
        </text:list-header>
        <text:list-item>
          <text:p text:style-name="P141">after successfully encountering the new branch in our git server , now we have to merge .</text:p>
        </text:list-item>
        <text:list-item>
          <text:p text:style-name="P141">We have to change to master branch , to merge the contents we have to use commands </text:p>
          <text:p text:style-name="P106">$git checkout master</text:p>
          <text:p text:style-name="P106">$git merge new branch </text:p>
        </text:list-item>
        <text:list-item>
          <text:p text:style-name="P87">then output will be </text:p>
          <text:p text:style-name="P87">Updating 9a7b23a..f35daa0</text:p>
          <text:p text:style-name="P87">Fast-forward</text:p>
          <text:p text:style-name="P87"><text:s/>test1.md | 4 ++++</text:p>
          <text:p text:style-name="P87"><text:s/>1 file changed, 4 insertions(+)</text:p>
        </text:list-item>
        <text:list-item>
          <text:p text:style-name="P141">now the contents of files present in local repository is modified to our changes .</text:p>
        </text:list-item>
        <text:list-item>
          <text:p text:style-name="P141">To push this contents to the git repository we have to add this file in master branch to staging area</text:p>
          <text:p text:style-name="P106">$git add filename</text:p>
        </text:list-item>
        <text:list-item>
          <text:p text:style-name="P141">commit the file by using command</text:p>
          <text:p text:style-name="P106">$git commit -m “content”</text:p>
        </text:list-item>
        <text:list-item>
          <text:p text:style-name="P141">push the file to the git server by using command</text:p>
          <text:p text:style-name="P141"><text:span text:style-name="T73">$git push -u origin master</text:span> </text:p>
        </text:list-item>
        <text:list-item>
          <text:p text:style-name="P141">now the merged contents are successfully modifed in the file of master branch. </text:p>
        </text:list-item>
      </text:list>
      <text:p text:style-name="P33"/>
      <text:p text:style-name="P33"/>
      <text:p text:style-name="P33"><text:soft-page-break/></text:p>
      <text:p text:style-name="P33">Commands :</text:p>
      <text:p text:style-name="P36">git clone:</text:p>
      <text:list xml:id="list1399222428" text:style-name="L19">
        <text:list-item>
          <text:p text:style-name="P142">Git colne is a Git command line utility which is used to target an existing repository and create a clone, or copy of the target repository. </text:p>
        </text:list-item>
        <text:list-item>
          <text:p text:style-name="P142">Git clone command is used to download the contents from git repositories .</text:p>
        </text:list-item>
      </text:list>
      <text:p text:style-name="P36">git add:</text:p>
      <text:list xml:id="list37591995" text:style-name="L20">
        <text:list-item>
          <text:p text:style-name="P143">when the files are created in local repositories , to add the files in our git repositories </text:p>
        </text:list-item>
        <text:list-item>
          <text:p text:style-name="P143">first we have to add the files in staging area <text:s/>,git add is used to add the files to staging area </text:p>
        </text:list-item>
      </text:list>
      <text:p text:style-name="P37"><text:span text:style-name="T23">g</text:span><text:span text:style-name="T19">it push:</text:span></text:p>
      <text:list xml:id="list2504507666" text:style-name="L21">
        <text:list-item>
          <text:p text:style-name="P144">by using this command the files present in staging area will be added to the git repository</text:p>
        </text:list-item>
        <text:list-item>
          <text:p text:style-name="P145">the contents of local repository will be pushed to the git repository.</text:p>
        </text:list-item>
      </text:list>
      <text:p text:style-name="P108">git rm:</text:p>
      <text:list xml:id="list1639462415" text:style-name="L22">
        <text:list-item>
          <text:p text:style-name="P83"><text:span text:style-name="T38">git rm</text:span><text:span text:style-name="T19"> is used to remove a file from a </text:span><text:span text:style-name="T38">Git</text:span><text:span text:style-name="T19"> repository. It is a convenience method that combines the effect of the default shell </text:span><text:span text:style-name="T38">rm command</text:span><text:span text:style-name="T19"> with </text:span><text:span text:style-name="T38">git</text:span><text:span text:style-name="T19"> </text:span><text:span text:style-name="T39">add</text:span><text:span text:style-name="T19"> . This means that it will first remove a target from the filesystem and then add that removal event to the staging index.</text:span></text:p>
        </text:list-item>
        <text:list-item>
          <text:p text:style-name="P152"><text:span text:style-name="T19">Th</text:span><text:span text:style-name="T25">e “</text:span><text:span text:style-name="T40">git</text:span><text:span text:style-name="T25"> </text:span><text:span text:style-name="T40">rm</text:span><text:span text:style-name="T25">” </text:span><text:span text:style-name="T19">command can be used to remove individual files or a collection of files. The primary function of git rm is to remove tracked files from the Git index. Additionally, git rm can be used to remove files from both the staging index and the working directory. There is no option to remove a file from only the working directory. The files being operated on must be identical to the files in the current head .there is a discrepancy between the head <text:s/>version of a file and the staging index or working tree version, Git will block the removal. This block is a safety mechanism to prevent removal of in-progress changes.</text:span></text:p>
        </text:list-item>
      </text:list>
      <text:p text:style-name="P108"/>
      <text:p text:style-name="P108"/>
      <text:p text:style-name="P108"><text:soft-page-break/></text:p>
      <text:p text:style-name="P38"><text:span text:style-name="T19">git </text:span><text:span text:style-name="T24">clean</text:span><text:span text:style-name="T19">:</text:span></text:p>
      <text:list xml:id="list2689037375" text:style-name="L23">
        <text:list-item>
          <text:p text:style-name="P153"><text:span text:style-name="T25">“</text:span><text:span text:style-name="T40">git</text:span><text:span text:style-name="T25"> </text:span><text:span text:style-name="T40">clean</text:span><text:span text:style-name="T25">” i</text:span><text:span text:style-name="T19">s to some extent an 'undo' command. </text:span><text:span text:style-name="T40">Git</text:span><text:span text:style-name="T25"> </text:span><text:span text:style-name="T40">clean</text:span><text:span text:style-name="T25"> can </text:span><text:span text:style-name="T19"><text:s/>be considered complementary to other commands lik</text:span><text:span text:style-name="T24">e ‘git reset’</text:span><text:span text:style-name="T19">an</text:span><text:span text:style-name="T24">d ‘git checkout’</text:span><text:span text:style-name="T19"> Whereas these other commands operate on files previously added to the Git tracking index, th</text:span><text:span text:style-name="T25">e git clean c</text:span><text:span text:style-name="T19">ommand operates on untracked files. Untracked files are files that have been created within your repo's working directory but have not yet been ad</text:span><text:span text:style-name="T24">ded to the repository’s tracking index.</text:span></text:p>
        </text:list-item>
      </text:list>
      <text:p text:style-name="P109">git stash:</text:p>
      <text:list xml:id="list1184191436" text:style-name="L24">
        <text:list-item>
          <text:p text:style-name="P154"><text:span text:style-name="T19">temporarily shelves (or </text:span><text:span text:style-name="Emphasis"><text:span text:style-name="T19">stashes</text:span></text:span><text:span text:style-name="T19">) changes you've made to your working copy so you can work on something else, and then come back and re-apply them later on. Stashing is handy if you need to quickly switch context and work on something else, but you're mid-way through a code change and aren't quite ready to commit.</text:span></text:p>
        </text:list-item>
      </text:list>
      <text:list xml:id="list536137961" text:style-name="L25">
        <text:list-item>
          <text:p text:style-name="P146">At this point you're free to make changes, create new commits, switch branches, and perform any other Git operations; then come back and re-apply your stash when you're ready.</text:p>
        </text:list-item>
        <text:list-item>
          <text:p text:style-name="P146">You can reapply previously stashed changes with git stash pop.</text:p>
          <text:p text:style-name="P111">$git stash pop.</text:p>
        </text:list-item>
      </text:list>
      <text:p text:style-name="P110">git commit:</text:p>
      <text:list xml:id="list4005700389" text:style-name="L26">
        <text:list-item>
          <text:p text:style-name="P155"><text:span text:style-name="T29">Th</text:span><text:span text:style-name="T30">e git commit </text:span><text:span text:style-name="T29">command captures a snapshot of the project's currently staged changes. Committed snapshots can be thought of as “safe” versions of a project—Git will never change them unless you explicitly ask it to. Prior to the execution o</text:span><text:span text:style-name="T30">f “git commit”</text:span><text:span text:style-name="T29"> The git add command <text:s/>is used to promote or 'stage' changes to the project that will be stored in a commit. These two command</text:span><text:span text:style-name="T30">s “</text:span><text:span text:style-name="T33">git</text:span><text:span text:style-name="T30"> </text:span><text:span text:style-name="T33">commit</text:span><text:span text:style-name="T30">” </text:span><text:span text:style-name="T29">an “</text:span><text:span text:style-name="T33">git</text:span><text:span text:style-name="T30"> </text:span><text:span text:style-name="T33">add</text:span><text:span text:style-name="T30">”</text:span><text:span text:style-name="T29">are two of the most frequently used.</text:span></text:p>
        </text:list-item>
        <text:list-item>
          <text:p text:style-name="P156"><text:span text:style-name="T29">In Git, repositories are distributed, Snapshots are committed to the local repository, and this requires absolutely no interaction with other Git repositories. Git commits can later be pushed to arbitrary remote </text:span><text:span text:style-name="T17">repositories</text:span><text:span text:style-name="T29">.</text:span></text:p>
        </text:list-item>
      </text:list>
      <text:p text:style-name="P157"><text:span text:style-name="T29"/></text:p>
      <text:p text:style-name="P157"><text:soft-page-break/><text:span text:style-name="T29"/></text:p>
      <text:p text:style-name="P158"><text:span text:style-name="T29"><text:tab/><text:tab/><text:tab/><text:tab/><text:tab/></text:span><text:span text:style-name="T62">Valgrind</text:span></text:p>
      <text:p text:style-name="P158"><text:span text:style-name="T29"><text:tab/></text:span></text:p>
      <text:p text:style-name="P150"><text:span text:style-name="T34">i</text:span><text:span text:style-name="T32">ntroduction</text:span><text:span text:style-name="T28">:</text:span></text:p>
      <text:p text:style-name="P159"><text:span text:style-name="T28"/></text:p>
      <text:list xml:id="list1589416219" text:style-name="L27">
        <text:list-item>
          <text:p text:style-name="P160"><text:span text:style-name="T28">Valgrind is well-known as a tool for finding errors of work with memory. But except this, it also contain number of additional utilities for performance profiling, finding synchronization errors in multi-threading programs and analysis of memory consumption.</text:span></text:p>
        </text:list-item>
      </text:list>
      <text:p text:style-name="P159"><text:span text:style-name="T28"/></text:p>
      <text:p text:style-name="P159"><text:span text:style-name="T28"/></text:p>
      <text:p text:style-name="P151"><text:span text:style-name="T37">Architecture of valgrind :</text:span></text:p>
      <text:p text:style-name="P161"><text:span text:style-name="T37"/></text:p>
      <text:list xml:id="list3426434543" text:style-name="L29">
        <text:list-item>
          <text:p text:style-name="P162"><text:span text:style-name="T31">Valgrind has modular architecture and consists from kernel, that perform processor emulation, and modules, that collect and analyze information, obtained from the kernel during execution of analyzed code. Valgrind works under Linux on x86, amd64, ppc32 and ppc64 processors .</text:span></text:p>
        </text:list-item>
      </text:list>
      <text:p text:style-name="P158"><text:span text:style-name="T31"/></text:p>
      <text:list xml:id="list172847948944588" text:continue-numbering="true" text:style-name="L29">
        <text:list-item>
          <text:p text:style-name="P164"><text:span text:style-name="T31">T</text:span><text:span text:style-name="T28">here are different modules , they can be use as</text:span></text:p>
          <text:p text:style-name="P165"><text:span text:style-name="T50">$valgrind - -tool=module name <text:s text:c="2"/>./program </text:span></text:p>
        </text:list-item>
      </text:list>
      <text:p text:style-name="P151"><text:span text:style-name="T37">valgrind's distribution contain following modules:</text:span></text:p>
      <text:p text:style-name="List_20_Heading"><text:span text:style-name="Emphasis"><text:span text:style-name="T32"/></text:span></text:p>
      <text:p text:style-name="List_20_Heading"><text:span text:style-name="Emphasis"><text:span text:style-name="T65">memcheck :</text:span></text:span> </text:p>
      <text:p text:style-name="List_20_Contents"/>
      <text:list xml:id="list2475131936" text:style-name="L48">
        <text:list-item>
          <text:p text:style-name="P207"><text:span text:style-name="T19">main module, that provide memory leak detection. This module also could be used for finding other errors of work with memory — read or write behind memory blocks boundaries, etc. </text:span></text:p>
        </text:list-item>
      </text:list>
      <text:list xml:id="list543778510" text:style-name="L40">
        <text:list-item>
          <text:p text:style-name="P168">It can be used as </text:p>
          <text:p text:style-name="P196">$valgrind - -tool=memcheck <text:s text:c="2"/>./program.</text:p>
          <text:p text:style-name="P168"/>
        </text:list-item>
        <text:list-item>
          <text:p text:style-name="P171">It is same as <text:span text:style-name="T67">$valgrind <text:s/>--leak-check=yes <text:s/>./program</text:span>.</text:p>
        </text:list-item>
      </text:list>
      <text:p text:style-name="List_20_Heading"><text:span text:style-name="Emphasis"><text:span text:style-name="T37"/></text:span></text:p>
      <text:p text:style-name="List_20_Heading"><text:span text:style-name="Emphasis"><text:span text:style-name="T37"/></text:span></text:p>
      <text:p text:style-name="List_20_Heading"><text:soft-page-break/><text:span text:style-name="Emphasis"><text:span text:style-name="T37"/></text:span></text:p>
      <text:p text:style-name="List_20_Heading"><text:span text:style-name="Emphasis"><text:span text:style-name="T37"/></text:span></text:p>
      <text:p text:style-name="P213"><text:span text:style-name="Strong_20_Emphasis"><text:span text:style-name="Emphasis"><text:span text:style-name="T66">cachegrind</text:span></text:span></text:span> </text:p>
      <text:p text:style-name="List_20_Contents"/>
      <text:p text:style-name="List_20_Contents"/>
      <text:list xml:id="list2425450675" text:style-name="L46">
        <text:list-item>
          <text:p text:style-name="P205"><text:span text:style-name="T26">A</text:span><text:span text:style-name="T19">nalyze execution of code, collecting data about processor cache misses and code branching (when processor has wrong prediction about jumping). This statistic collecting for all program, separate functions and lines of code </text:span></text:p>
        </text:list-item>
      </text:list>
      <text:p text:style-name="P167"/>
      <text:list xml:id="list1077214207" text:style-name="L41">
        <text:list-item>
          <text:p text:style-name="P169"><text:span text:style-name="T85">B</text:span>y using this command we will get output </text:p>
          <text:p text:style-name="P197">$ valgrind - -tool=chachegring <text:s/>./<text:span text:style-name="T81">program</text:span></text:p>
        </text:list-item>
        <text:list-item>
          <text:p text:style-name="P170"><text:span text:style-name="T85">T</text:span>he output will be as following.</text:p>
          <text:p text:style-name="P188"/>
        </text:list-item>
      </text:list>
      <text:p text:style-name="P189">==3839== Cachegrind, a cache and branch-prediction profiler</text:p>
      <text:p text:style-name="P189">==3839== Copyright (C) 2002-2017, and GNU GPL'd, by Nicholas Nethercote et al.</text:p>
      <text:p text:style-name="P189">==3839== Using Valgrind-3.13.0 and LibVEX; rerun with -h for copyright info</text:p>
      <text:p text:style-name="P189">==3839== Command: ./test1.10</text:p>
      <text:p text:style-name="P189">==3839== </text:p>
      <text:p text:style-name="P189">--3839-- warning: L3 cache found, using its data for the LL simulation.</text:p>
      <text:p text:style-name="P189">enter input with = at the end </text:p>
      <text:p text:style-name="P189">jyhgjvyuft<text:tab/>uyfruyvtg=</text:p>
      <text:p text:style-name="P190">jyhgjvyuft\tuyfruyvtg</text:p>
      <text:p text:style-name="P190">==3839== </text:p>
      <text:p text:style-name="P189">==3839== I <text:s text:c="2"/>refs: <text:s text:c="5"/>193,154</text:p>
      <text:p text:style-name="P189">==3839== I1 <text:s/>misses: <text:s text:c="5"/>1,069</text:p>
      <text:p text:style-name="P189">==3839== LLi misses: <text:s text:c="5"/>1,052</text:p>
      <text:p text:style-name="P189">==3839== I1 <text:s/>miss rate: <text:s text:c="3"/>0.55%</text:p>
      <text:p text:style-name="P189">==3839== LLi miss rate: <text:s text:c="3"/>0.54%</text:p>
      <text:p text:style-name="P189">==3839== </text:p>
      <text:p text:style-name="P189">==3839== D <text:s text:c="2"/>refs: <text:s text:c="6"/>59,227 <text:s/>(47,591 rd <text:s text:c="2"/>+ 11,636 wr)</text:p>
      <text:p text:style-name="P189">==3839== D1 <text:s/>misses: <text:s text:c="5"/>3,169 <text:s/>( 2,541 rd <text:s text:c="2"/>+ <text:s text:c="3"/>628 wr)</text:p>
      <text:p text:style-name="P189">==3839== LLd misses: <text:s text:c="5"/>2,619 <text:s/>( 2,059 rd <text:s text:c="2"/>+ <text:s text:c="3"/>560 wr)</text:p>
      <text:p text:style-name="P189">==3839== D1 <text:s/>miss rate: <text:s text:c="4"/>5.4% ( <text:s text:c="2"/>5.3% <text:s text:c="4"/>+ <text:s text:c="3"/>5.4% <text:s/>)</text:p>
      <text:p text:style-name="P189">==3839== LLd miss rate: <text:s text:c="4"/>4.4% ( <text:s text:c="2"/>4.3% <text:s text:c="4"/>+ <text:s text:c="3"/>4.8% <text:s/>)</text:p>
      <text:p text:style-name="P189">==3839== </text:p>
      <text:p text:style-name="P189">==3839== LL refs: <text:s text:c="8"/>4,238 <text:s/>( 3,610 rd <text:s text:c="2"/>+ <text:s text:c="3"/>628 wr)</text:p>
      <text:p text:style-name="P189">==3839== LL misses: <text:s text:c="6"/>3,671 <text:s/>( 3,111 rd <text:s text:c="2"/>+ <text:s text:c="3"/>560 wr)</text:p>
      <text:p text:style-name="P189">==3839== LL miss rate: <text:s text:c="5"/>1.5% ( <text:s text:c="2"/>1.3% <text:s text:c="4"/>+ <text:s text:c="3"/>4.8% <text:s/>)</text:p>
      <text:p text:style-name="List_20_Heading"><text:span text:style-name="Emphasis"><text:span text:style-name="T69"/></text:span></text:p>
      <text:p text:style-name="List_20_Heading"><text:soft-page-break/><text:span text:style-name="Emphasis"><text:span text:style-name="T69"/></text:span></text:p>
      <text:p text:style-name="List_20_Heading"><text:span text:style-name="Emphasis"><text:span text:style-name="T37"/></text:span></text:p>
      <text:p text:style-name="P172"/>
      <text:p text:style-name="P172"/>
      <text:p text:style-name="P208">callgrind:</text:p>
      <text:p text:style-name="P172"><text:span text:style-name="T80"/></text:p>
      <text:list xml:id="list459910388" text:style-name="L35">
        <text:list-item>
          <text:p text:style-name="P178"><text:span text:style-name="T49">A</text:span><text:span text:style-name="T44">nalyze functions calls, using almost same methods, as </text:span><text:span text:style-name="Emphasis"><text:span text:style-name="T44">cachegrind</text:span></text:span><text:span text:style-name="T44"> module. This allow to build tree of functions calls, and analyze performance .</text:span></text:p>
        </text:list-item>
      </text:list>
      <text:p text:style-name="P172"><text:span text:style-name="T80"/></text:p>
      <text:list xml:id="list521673991" text:style-name="L33">
        <text:list-item>
          <text:p text:style-name="P163"><text:span text:style-name="T44">This module allow to collect information about function calls in analyzed program. By default, this module collects information about amount of executed processor instructions, dependencies between caller and callee, and amount of calls for concrete functions. Besides this, for this module you can enable cache emulation, like in </text:span><text:span text:style-name="Emphasis"><text:span text:style-name="T44">cachegrind</text:span></text:span><text:span text:style-name="T44">, and collect additional statistic about memory accesses.</text:span></text:p>
          <text:p text:style-name="P166"><text:span text:style-name="T44">$</text:span><text:span text:style-name="T43">valgrind - -tool=callgrind <text:s/>./program.</text:span></text:p>
        </text:list-item>
      </text:list>
      <text:p text:style-name="P172"><text:span text:style-name="T80"/></text:p>
      <text:p text:style-name="P208">massif:</text:p>
      <text:p text:style-name="P172"/>
      <text:list xml:id="list2309521466" text:style-name="L44">
        <text:list-item>
          <text:p text:style-name="P204"><text:span text:style-name="T49">I</text:span><text:span text:style-name="T48">t is used to </text:span><text:span text:style-name="T44">allow to analyze memory consumption in different parts of program.</text:span></text:p>
        </text:list-item>
      </text:list>
      <text:list xml:id="list4275430881" text:style-name="L42">
        <text:list-item>
          <text:p text:style-name="P174">The following command is used for massif </text:p>
          <text:p text:style-name="P198">$valgrind - -tool=massif <text:s/>./program</text:p>
        </text:list-item>
        <text:list-item>
          <text:p text:style-name="P174"><text:span text:style-name="T85">T</text:span>hen the graph of the program will be present in massif.out.&lt;pid&gt;</text:p>
        </text:list-item>
        <text:list-item>
          <text:p text:style-name="P174"><text:span text:style-name="T85">T</text:span>o get that we have to give command </text:p>
          <text:p text:style-name="P198">$ms_print <text:s/><text:span text:style-name="T82">[options] massif.out&lt;pid&gt;</text:span></text:p>
        </text:list-item>
        <text:list-item>
          <text:p text:style-name="P175"><text:span text:style-name="T85">T</text:span>hen output will be </text:p>
        </text:list-item>
      </text:list>
      <text:p text:style-name="P176"/>
      <text:list xml:id="list172847104727199" text:continue-numbering="true" text:style-name="L42">
        <text:list-header>
          <text:p text:style-name="P191">Number of snapshots: 6</text:p>
          <text:p text:style-name="P175"><text:s/><text:span text:style-name="T72">Detailed snapshots: [3 (peak)]</text:span></text:p>
          <text:p text:style-name="P175"/>
          <text:p text:style-name="P191">--------------------------------------------------------------------------------</text:p>
          <text:p text:style-name="P191"><text:s text:c="2"/>n <text:s text:c="7"/>time(i) <text:s text:c="8"/>total(B) <text:s text:c="2"/>useful-heap(B) extra-heap(B) <text:s text:c="3"/>stacks(B)</text:p>
          <text:p text:style-name="P191">--------------------------------------------------------------------------------</text:p>
          <text:p text:style-name="P191"><text:s text:c="2"/>0 <text:s text:c="13"/>0 <text:s text:c="15"/>0 <text:s text:c="15"/>0 <text:s text:c="12"/>0 <text:s text:c="11"/>0</text:p>
          <text:p text:style-name="P191"><text:s text:c="2"/>1 <text:s text:c="7"/>134,860 <text:s text:c="11"/>1,032 <text:s text:c="11"/>1,024 <text:s text:c="12"/>8 <text:s text:c="11"/>0</text:p>
          <text:p text:style-name="P191"><text:s text:c="2"/>2 <text:s text:c="7"/>136,948 <text:s text:c="11"/>2,064 <text:s text:c="11"/>2,048 <text:s text:c="11"/>16 <text:s text:c="11"/>0</text:p>
          <text:p text:style-name="P191"><text:s text:c="2"/>3 <text:s text:c="7"/>142,383 <text:s text:c="11"/>2,064 <text:s text:c="11"/>2,048 <text:s text:c="11"/>16 <text:s text:c="11"/>0</text:p>
          <text:p text:style-name="P192"><text:soft-page-break/>99.22% (2,048B) (heap allocation functions) malloc/new/new[],</text:p>
          <text:p text:style-name="P192"><text:s/>--alloc-fns, etc.</text:p>
          <text:p text:style-name="P191">-&gt;99.22% (2,048B) 0x4EB118A: _IO_file_doallocate (filedoalloc.c:101)</text:p>
          <text:p text:style-name="P191"><text:s text:c="2"/>-&gt;99.22% (2,048B) 0x4EC1377: _IO_doallocbuf (genops.c:365)</text:p>
          <text:p text:style-name="P191"><text:s text:c="3"/>-&gt;49.61% (1,024B) 0x4EC0252: _IO_file_underflow@@GLIBC_2.2.5 (fileops.c:495)</text:p>
          <text:p text:style-name="P191"><text:s text:c="4"/>| -&gt;49.61% (1,024B) 0x4EC13F0: _IO_default_uflow (genops.c:380)</text:p>
          <text:p text:style-name="P191"><text:s text:c="4"/>| <text:s text:c="2"/>-&gt;49.61% (1,024B) 0x10876F: main (test1.10.c:9)</text:p>
          <text:p text:style-name="P191"><text:s text:c="4"/>| <text:s text:c="4"/></text:p>
          <text:p text:style-name="P191"><text:s text:c="4"/>-&gt;49.61% (1,024B) 0x4EC0496: _IO_file_overflow@@GLIBC_2.2.5 (fileops.c:759)</text:p>
          <text:p text:style-name="P191"><text:s text:c="6"/>-&gt;49.61% (1,024B) 0x4EBE9EB: _IO_file_xsputn@@GLIBC_2.2.5 (fileops.c:1266)</text:p>
          <text:p text:style-name="P191"><text:s text:c="8"/>-&gt;49.61% (1,024B) 0x4EB3A8D: puts (ioputs.c:40)</text:p>
          <text:p text:style-name="P191"><text:s text:c="10"/>-&gt;49.61% (1,024B) 0x10872C: main (test1.10.c:8)</text:p>
          <text:p text:style-name="P191"><text:s text:c="12"/></text:p>
          <text:p text:style-name="P191">--------------------------------------------------------------------------------</text:p>
          <text:p text:style-name="P191"><text:s text:c="2"/>n <text:s text:c="7"/>time(i) <text:s text:c="8"/>total(B) <text:s text:c="2"/>useful-heap(B) extra-heap(B) <text:s text:c="3"/>stacks(B)</text:p>
          <text:p text:style-name="P191">--------------------------------------------------------------------------------</text:p>
          <text:p text:style-name="P191"><text:s text:c="2"/>4 <text:s text:c="7"/>142,383 <text:s text:c="11"/>1,032 <text:s text:c="11"/>1,024 <text:s text:c="12"/>8 <text:s text:c="11"/>0</text:p>
          <text:p text:style-name="P191"><text:s text:c="2"/>5 <text:s text:c="7"/>142,415 <text:s text:c="15"/>0 <text:s text:c="15"/>0 <text:s text:c="12"/>0 <text:s text:c="11"/>0</text:p>
        </text:list-header>
      </text:list>
      <text:p text:style-name="P195"/>
      <text:p text:style-name="P208">Helgrind:</text:p>
      <text:p text:style-name="P173"/>
      <text:list xml:id="list3503560363" text:style-name="L47">
        <text:list-item>
          <text:p text:style-name="P206"><text:span text:style-name="T49">A</text:span><text:span text:style-name="T44">nalyze executed code for presence of different synchronization errors in programs, that use POSIX Threads.</text:span></text:p>
        </text:list-item>
      </text:list>
      <text:list xml:id="list2551276368" text:style-name="L43">
        <text:list-item>
          <text:p text:style-name="P177">This tool is used to find any errors in threads syncronisation.</text:p>
        </text:list-item>
        <text:list-item>
          <text:p text:style-name="P177">The command should be </text:p>
          <text:p text:style-name="P199">$valgrind –tool=<text:span text:style-name="T83">helgrind <text:s/>./program</text:span></text:p>
        </text:list-item>
        <text:list-item>
          <text:p text:style-name="P177"><text:span text:style-name="T84">T</text:span><text:span text:style-name="T83">hen output will be as follows</text:span></text:p>
          <text:p text:style-name="P193"><text:span text:style-name="T83"/></text:p>
          <text:p text:style-name="P193"><text:span text:style-name="T83"><text:s/>==4142== Helgrind, a thread error detector</text:span></text:p>
          <text:p text:style-name="P193"><text:span text:style-name="T83">==4142== Copyright (C) 2007-2017, and GNU GPL'd, by OpenWorks LLP et al.</text:span></text:p>
          <text:p text:style-name="P193"><text:span text:style-name="T83">==4142== Using Valgrind-3.13.0 and LibVEX; rerun with -h for copyright info</text:span></text:p>
          <text:p text:style-name="P193"><text:span text:style-name="T83">==4142== Command: ./test1.10</text:span></text:p>
          <text:p text:style-name="P193"><text:span text:style-name="T83">==4142== </text:span></text:p>
          <text:p text:style-name="P193"><text:span text:style-name="T83">enter input with = at the end </text:span></text:p>
          <text:p text:style-name="P193"><text:soft-page-break/><text:span text:style-name="T83">kugbitkuy<text:tab/>kjhkiu=</text:span></text:p>
          <text:p text:style-name="P194"><text:span text:style-name="T83">kugbitkuy\tkjhkiu</text:span></text:p>
          <text:p text:style-name="P194"><text:span text:style-name="T83">= =4142== </text:span></text:p>
          <text:p text:style-name="P193"><text:span text:style-name="T83">==4142== For counts of detected and suppressed errors, rerun with: -v</text:span></text:p>
          <text:p text:style-name="P193"><text:span text:style-name="T83">==4142== Use --history-level=approx or =none to gain increased speed, at</text:span></text:p>
          <text:p text:style-name="P193"><text:span text:style-name="T83">==4142== the cost of reduced accuracy of conflicting-access information</text:span></text:p>
        </text:list-item>
      </text:list>
      <text:p text:style-name="P195"/>
      <text:p text:style-name="P173"/>
      <text:p text:style-name="P209"/>
      <text:p text:style-name="P209"/>
      <text:p text:style-name="P212">Steps followed for checking memory leaks in our program:</text:p>
      <text:p text:style-name="P209"/>
      <text:list xml:id="list3131329177" text:style-name="L39">
        <text:list-item>
          <text:p text:style-name="P179"><text:span text:style-name="T49">F</text:span><text:span text:style-name="T45">irst we have to install the valgring by using command </text:span></text:p>
          <text:p text:style-name="P200"><text:span text:style-name="T45">$ sudo <text:s/>apt install valgrind.</text:span></text:p>
        </text:list-item>
        <text:list-item>
          <text:p text:style-name="P180"><text:span text:style-name="T43">To know wheather successfully installed or not type command </text:span></text:p>
          <text:p text:style-name="P201"><text:span text:style-name="T43">$ valgrind</text:span></text:p>
        </text:list-item>
        <text:list-item>
          <text:p text:style-name="P180"><text:span text:style-name="T49">T</text:span><text:span text:style-name="T43">hen it shows </text:span></text:p>
          <text:p text:style-name="P180"><text:span text:style-name="T70">valgrind : no program specified</text:span><text:span text:style-name="T43"> </text:span></text:p>
          <text:p text:style-name="P201"><text:span text:style-name="T43">valgrind : --help for more information</text:span></text:p>
        </text:list-item>
        <text:list-item>
          <text:p text:style-name="P180"><text:span text:style-name="T49">B</text:span><text:span text:style-name="T43">y the above output we can say that valgrind is successfully installed <text:s/></text:span></text:p>
          <text:p text:style-name="P180"><text:span text:style-name="T43"/></text:p>
        </text:list-item>
        <text:list-item>
          <text:p text:style-name="P180"><text:span text:style-name="T43">Now we have to compile <text:s/>our program with valgrind by using command </text:span></text:p>
          <text:p text:style-name="P201"><text:span text:style-name="T43">$ <text:s/>gcc -Wall -g program.c -o program</text:span></text:p>
        </text:list-item>
        <text:list-item>
          <text:p text:style-name="P180"><text:span text:style-name="T49">I</text:span><text:span text:style-name="T43">f there is any errors and warnings are present it shows </text:span><text:span text:style-name="T46">after compiling.</text:span></text:p>
        </text:list-item>
        <text:list-item>
          <text:p text:style-name="P180"><text:span text:style-name="T46">By this command </text:span><text:span text:style-name="T71">gcc -Wall -g test8.1.c -o test8.1</text:span></text:p>
        </text:list-item>
        <text:list-item>
          <text:p text:style-name="P181"><text:span text:style-name="T49">I</text:span><text:span text:style-name="T43">t gives the following output </text:span><text:span text:style-name="T47">if ther is any warnings </text:span><text:span text:style-name="T43">.</text:span></text:p>
          <text:p text:style-name="P183"><text:span text:style-name="T46">test8.1.c: In function ‘main’:</text:span></text:p>
          <text:p text:style-name="P183"><text:span text:style-name="T46">test8.1.c:9:3: warning: implicit declaration of function ‘error’; did you mean ‘perror’? [-Wimplicit-function-declaration]</text:span></text:p>
          <text:p text:style-name="P180"><text:span text:style-name="T46"><text:s text:c="3"/></text:span><text:span text:style-name="T68">error("cannot open file"); [-Wimplicit-function-declaration]</text:span></text:p>
          <text:p text:style-name="P185"><text:span text:style-name="T46">^</text:span><text:span text:style-name="T43">~~~perror</text:span></text:p>
        </text:list-item>
      </text:list>
      <text:p text:style-name="P211"><text:span text:style-name="T46"/></text:p>
      <text:list xml:id="list172849048306396" text:continue-numbering="true" text:style-name="L39">
        <text:list-header>
          <text:p text:style-name="P184"><text:span text:style-name="T46">test8.1.c:12:4: warning: implicit declaration of function ‘read’; did you mean ‘fread’? [-Wimplicit-function-declaration]</text:span></text:p>
          <text:p text:style-name="P184"><text:span text:style-name="T46"><text:s text:c="2"/>n=read(fd1,buff,sizeof(buff));</text:span></text:p>
          <text:p text:style-name="P184"><text:span text:style-name="T46"><text:s text:c="4"/>^~~~ fread</text:span></text:p>
          <text:p text:style-name="P184"><text:span text:style-name="T46"/></text:p>
          <text:p text:style-name="P184"><text:soft-page-break/><text:span text:style-name="T46">test8.1.c:13:5: warning: implicit declaration of function ‘write’; did you mean ‘fwrite’? [-Wimplicit-function-declaration]</text:span></text:p>
          <text:p text:style-name="P184"><text:span text:style-name="T46"/></text:p>
        </text:list-header>
        <text:list-item>
          <text:p text:style-name="P181"><text:span text:style-name="T43">If there are no errors and warnings , your program is successfully compiled with valgrind.</text:span></text:p>
          <text:p text:style-name="P181"><text:span text:style-name="T43"/></text:p>
        </text:list-item>
        <text:list-item>
          <text:p text:style-name="P181"><text:span text:style-name="T43">Now we have to run our program with valgrind to know if there is any memory leak is present , by using this command</text:span></text:p>
          <text:p text:style-name="P202"><text:span text:style-name="T43">$ valgrind <text:s/>- -leak-check=yes ./program .</text:span></text:p>
          <text:p text:style-name="P202"><text:span text:style-name="T43"/></text:p>
        </text:list-item>
        <text:list-item>
          <text:p text:style-name="P181"><text:span text:style-name="T43">Then it gives all data about program like memory usage ,memory leaks etc ..</text:span></text:p>
        </text:list-item>
      </text:list>
      <text:p text:style-name="P182"><text:span text:style-name="T43"/></text:p>
      <text:p text:style-name="P186"><text:span text:style-name="T43"/></text:p>
      <text:list xml:id="list172849112067623" text:continue-numbering="true" text:style-name="L39">
        <text:list-header>
          <text:p text:style-name="P187"><text:span text:style-name="T43">=3637== Memcheck, a memory error detector</text:span></text:p>
          <text:p text:style-name="P187"><text:span text:style-name="T43">==3637== Copyright (C) 2002-2017, and GNU GPL'd, by Julian Seward et al.</text:span></text:p>
          <text:p text:style-name="P187"><text:span text:style-name="T43">==3637== Using Valgrind-3.13.0 and LibVEX; rerun with -h for copyright info</text:span></text:p>
          <text:p text:style-name="P187"><text:span text:style-name="T43">==3637== Command: ./test1.10</text:span></text:p>
          <text:p text:style-name="P187"><text:span text:style-name="T43">==3637== </text:span></text:p>
          <text:p text:style-name="P187"><text:span text:style-name="T43">abcdghf<text:tab/>kusdfh</text:span></text:p>
          <text:p text:style-name="P187"><text:span text:style-name="T43">abcdghf\tkusdfh</text:span></text:p>
          <text:p text:style-name="P187"><text:span text:style-name="T43">==3637== Process terminating with default action of signal 2 (SIGINT)</text:span></text:p>
          <text:p text:style-name="P187"><text:span text:style-name="T43">==3637== <text:s text:c="3"/>at 0x4F4C081: read (read.c:27)</text:span></text:p>
          <text:p text:style-name="P187"><text:span text:style-name="T43">==3637== <text:s text:c="3"/>by 0x4EC9147: _IO_file_underflow@@GLIBC_2.2.5 (fileops.c:531)</text:span></text:p>
          <text:p text:style-name="P187"><text:span text:style-name="T43">==3637== <text:s text:c="3"/>by 0x4ECA3F1: _IO_default_uflow (genops.c:380)</text:span></text:p>
          <text:p text:style-name="P187"><text:span text:style-name="T43">==3637== <text:s text:c="3"/>by 0x108724: main (test1.10.c:8)</text:span></text:p>
          <text:p text:style-name="P187"><text:span text:style-name="T43">==3637== </text:span></text:p>
          <text:p text:style-name="P187"><text:span text:style-name="T43">==3637== HEAP SUMMARY:</text:span></text:p>
          <text:p text:style-name="P187"><text:span text:style-name="T43">==3637== <text:s text:c="4"/>in use at exit: 0 bytes in 0 blocks</text:span></text:p>
          <text:p text:style-name="P187"><text:span text:style-name="T43">==3637== <text:s text:c="2"/>total heap usage: 2 allocs, 2 frees, 2,048 bytes allocated</text:span></text:p>
          <text:p text:style-name="P187"><text:span text:style-name="T43">==3637== </text:span></text:p>
          <text:p text:style-name="P187"><text:span text:style-name="T43">==3637== All heap blocks were freed -- no leaks are possible</text:span></text:p>
          <text:p text:style-name="P187"><text:span text:style-name="T43">==3637== </text:span></text:p>
          <text:p text:style-name="P187"><text:span text:style-name="T43">==3637== For counts of detected and suppressed errors, rerun with: -v</text:span></text:p>
          <text:p text:style-name="P187"><text:span text:style-name="T43">==3637== ERROR SUMMARY: 0 errors from 0 contexts (suppressed: 0 from 0)</text:span></text:p>
        </text:list-header>
      </text:list>
      <text:p text:style-name="P186"><text:soft-page-break/><text:span text:style-name="T43"/></text:p>
      <text:list xml:id="list172848456907841" text:continue-numbering="true" text:style-name="L39">
        <text:list-item>
          <text:p text:style-name="P203"><text:span text:style-name="T49">T</text:span><text:span text:style-name="T43">he no ==3637== gives the process id (pid) of program.</text:span></text:p>
          <text:p text:style-name="P210"><text:span text:style-name="T4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5T10:04:29.211514752</meta:creation-date>
    <dc:date>2019-06-07T17:28:46.813554932</dc:date>
    <meta:editing-duration>PT8H50M31S</meta:editing-duration>
    <meta:editing-cycles>30</meta:editing-cycles>
    <meta:generator>LibreOffice/6.0.7.3$Linux_X86_64 LibreOffice_project/00m0$Build-3</meta:generator>
    <meta:document-statistic meta:table-count="0" meta:image-count="0" meta:object-count="0" meta:page-count="21" meta:paragraph-count="430" meta:word-count="4789" meta:character-count="28870" meta:non-whitespace-character-count="24070"/>
  </office:meta>
</office:document-meta>
</file>